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7217in"/>
    </style:style>
    <style:style style:name="co2" style:family="table-column">
      <style:table-column-properties fo:break-before="auto" style:column-width="0.9146in"/>
    </style:style>
    <style:style style:name="co3" style:family="table-column">
      <style:table-column-properties fo:break-before="auto" style:column-width="0.6465in"/>
    </style:style>
    <style:style style:name="co4" style:family="table-column">
      <style:table-column-properties fo:break-before="auto" style:column-width="0.5717in"/>
    </style:style>
    <style:style style:name="co5" style:family="table-column">
      <style:table-column-properties fo:break-before="auto" style:column-width="0.1638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ext-properties style:font-name="Liberation Sans" style:font-name-asian="DejaVu Sans" style:font-name-complex="Lohit Hindi"/>
    </style:style>
    <style:style style:name="ce2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7.9776in" svg:height="4.4488in" svg:x="3.8209in" svg:y="4.5421in">
            <draw:object draw:notify-on-update-of-ranges="Sheet1.L3:Sheet1.L22 Sheet1.V2:Sheet1.V2 Sheet1.V3:Sheet1.V2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8.687in" svg:height="3.7134in" svg:x="12.0087in" svg:y="4.3953in">
            <draw:object draw:notify-on-update-of-ranges="Sheet1.L3:Sheet1.L22 Sheet1.W2:Sheet1.W2 Sheet1.W3:Sheet1.W22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8.4354in" svg:height="5.015in" svg:x="3.6169in" svg:y="9.3146in">
            <draw:object draw:notify-on-update-of-ranges="Sheet1.L2:Sheet1.L2 Sheet1.L3:Sheet1.L22 Sheet1.AD2:Sheet1.AD2 Sheet1.AD3:Sheet1.AD22 Sheet1.AE2:Sheet1.AE2 Sheet1.AE3:Sheet1.AE22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5" table:default-cell-style-name="Default"/>
        <table:table-row table:style-name="ro1">
          <table:table-cell office:value-type="string">
            <text:p>size</text:p>
          </table:table-cell>
          <table:table-cell office:value-type="string">
            <text:p>rb</text:p>
          </table:table-cell>
          <table:table-cell office:value-type="string">
            <text:p>veb</text:p>
          </table:table-cell>
          <table:table-cell office:value-type="string">
            <text:p>cache miss</text:p>
          </table:table-cell>
          <table:table-cell table:number-columns-repeated="3"/>
          <table:table-cell office:value-type="string">
            <text:p>indicies</text:p>
          </table:table-cell>
          <table:table-cell office:value-type="string">
            <text:p>Set Size:</text:p>
          </table:table-cell>
          <table:table-cell office:value-type="float" office:value="5">
            <text:p>5</text:p>
          </table:table-cell>
          <table:table-cell office:value-type="string">
            <text:p>COLUMNS:</text:p>
          </table:table-cell>
          <table:table-cell office:value-type="string">
            <text:p>A</text:p>
          </table:table-cell>
          <table:table-cell/>
          <table:table-cell office:value-type="string">
            <text:p>B</text:p>
          </table:table-cell>
          <table:table-cell office:value-type="string">
            <text:p>C</text:p>
          </table:table-cell>
          <table:table-cell table:number-columns-repeated="9"/>
          <table:table-cell office:value-type="string">
            <text:p>D</text:p>
          </table:table-cell>
          <table:table-cell office:value-type="string">
            <text:p>E</text:p>
          </table:table-cell>
          <table:table-cell table:number-columns-repeated="3"/>
          <table:table-cell office:value-type="string">
            <text:p>adapted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00000764">
            <text:p>0.00000764</text:p>
          </table:table-cell>
          <table:table-cell office:value-type="float" office:value="0.000003951">
            <text:p>0.0000039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table:number-columns-repeated="2"/>
          <table:table-cell office:value-type="string">
            <text:p>start</text:p>
          </table:table-cell>
          <table:table-cell office:value-type="string">
            <text:p>end</text:p>
          </table:table-cell>
          <table:table-cell/>
          <table:table-cell office:value-type="string">
            <text:p>size</text:p>
          </table:table-cell>
          <table:table-cell/>
          <table:table-cell office:value-type="string">
            <text:p>rb</text:p>
          </table:table-cell>
          <table:table-cell office:value-type="string">
            <text:p>veb </text:p>
          </table:table-cell>
          <table:table-cell/>
          <table:table-cell office:value-type="string">
            <text:p>rb/veb</text:p>
          </table:table-cell>
          <table:table-cell/>
          <table:table-cell office:value-type="string">
            <text:p>n lg n</text:p>
          </table:table-cell>
          <table:table-cell office:value-type="string">
            <text:p>n lglg n</text:p>
          </table:table-cell>
          <table:table-cell/>
          <table:table-cell office:value-type="string">
            <text:p>rb</text:p>
          </table:table-cell>
          <table:table-cell office:value-type="string">
            <text:p>veb</text:p>
          </table:table-cell>
          <table:table-cell table:number-columns-repeated="4"/>
          <table:table-cell office:value-type="string">
            <text:p>D / E</text:p>
          </table:table-cell>
          <table:table-cell/>
          <table:table-cell office:value-type="string">
            <text:p>rb</text:p>
          </table:table-cell>
          <table:table-cell office:value-type="string">
            <text:p>veb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0.000006023">
            <text:p>0.000006023</text:p>
          </table:table-cell>
          <table:table-cell office:value-type="float" office:value="0.000003543">
            <text:p>0.00000354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office:value-type="float" office:value="2">
            <text:p>2</text:p>
          </table:table-cell>
          <table:table-cell table:formula="of:=[.I3]+[.$J$1]-1" office:value-type="float" office:value="6">
            <text:p>6</text:p>
          </table:table-cell>
          <table:table-cell table:formula="of:=2^6" office:value-type="float" office:value="64">
            <text:p>64</text:p>
          </table:table-cell>
          <table:table-cell table:formula="of:=INDIRECT(CONCATENATE([.L$1];[.$I3]))" office:value-type="float" office:value="64">
            <text:p>64</text:p>
          </table:table-cell>
          <table:table-cell/>
          <table:table-cell table:formula="of:=AVERAGE(INDIRECT(CONCATENATE([.N$1];[.$I3];&quot;:&quot;;[.N$1];[.$J3])))" office:value-type="float" office:value="0.0000055414">
            <text:p>5.5414E-006</text:p>
          </table:table-cell>
          <table:table-cell table:formula="of:=AVERAGE(INDIRECT(CONCATENATE([.O$1];[.$I3];&quot;:&quot;;[.O$1];[.$J3])))" office:value-type="float" office:value="0.0000035244">
            <text:p>3.5244E-006</text:p>
          </table:table-cell>
          <table:table-cell/>
          <table:table-cell table:formula="of:=[.N3]/[.O3]" office:value-type="float" office:value="1.57229599364431">
            <text:p>1.5722959936</text:p>
          </table:table-cell>
          <table:table-cell/>
          <table:table-cell table:style-name="ce2" table:formula="of:=[.$L3] * LOG([.$L3]; 2)" office:value-type="float" office:value="384">
            <text:p>384</text:p>
          </table:table-cell>
          <table:table-cell table:style-name="ce2" table:formula="of:=[.$L3] * LOG( LOG([.$L3]; 2); 2)" office:value-type="float" office:value="165.437600046154">
            <text:p>165</text:p>
          </table:table-cell>
          <table:table-cell/>
          <table:table-cell table:formula="of:=[.N3]/[.S3]" office:value-type="float" office:value="0.0000000144307291666667">
            <text:p>1.44307291666667E-008</text:p>
          </table:table-cell>
          <table:table-cell table:formula="of:=[.O3]/[.T3]" office:value-type="float" office:value="0.0000000213035005283972">
            <text:p>2.13035005283972E-008</text:p>
          </table:table-cell>
          <table:table-cell/>
          <table:table-cell table:formula="of:=AVERAGE(INDIRECT(CONCATENATE([.Y$1];[.$I3];&quot;:&quot;;[.Y$1];[.$J3])))" office:value-type="float" office:value="0">
            <text:p>0</text:p>
          </table:table-cell>
          <table:table-cell table:formula="of:=AVERAGE(INDIRECT(CONCATENATE([.Z$1];[.$I3];&quot;:&quot;;[.Z$1];[.$J3])))" office:value-type="float" office:value="0.2">
            <text:p>0.2</text:p>
          </table:table-cell>
          <table:table-cell/>
          <table:table-cell table:formula="of:=[.Y3]/[.Z3]" office:value-type="float" office:value="0">
            <text:p>0</text:p>
          </table:table-cell>
          <table:table-cell/>
          <table:table-cell table:formula="of:=[.N3]/([.S3]+[.Y3])" office:value-type="float" office:value="0.0000000144307291666667">
            <text:p>1.44307291666667E-008</text:p>
          </table:table-cell>
          <table:table-cell table:formula="of:=[.O3]/([.T3]+[.Z3])" office:value-type="float" office:value="0.0000000212777775035254">
            <text:p>2.12777775035254E-008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0.000005103">
            <text:p>0.000005103</text:p>
          </table:table-cell>
          <table:table-cell office:value-type="float" office:value="0.000003293">
            <text:p>0.00000329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I3]+[.$J$1]" office:value-type="float" office:value="7">
            <text:p>7</text:p>
          </table:table-cell>
          <table:table-cell table:formula="of:=[.J3]+[.$J$1]" office:value-type="float" office:value="11">
            <text:p>11</text:p>
          </table:table-cell>
          <table:table-cell/>
          <table:table-cell table:formula="of:=INDIRECT(CONCATENATE([.L$1];[.$I4]))" office:value-type="float" office:value="128">
            <text:p>128</text:p>
          </table:table-cell>
          <table:table-cell/>
          <table:table-cell table:formula="of:=AVERAGE(INDIRECT(CONCATENATE([.N$1];[.$I4];&quot;:&quot;;[.N$1];[.$J4])))" office:value-type="float" office:value="0.000012099">
            <text:p>0.000012099</text:p>
          </table:table-cell>
          <table:table-cell table:formula="of:=AVERAGE(INDIRECT(CONCATENATE([.O$1];[.$I4];&quot;:&quot;;[.O$1];[.$J4])))" office:value-type="float" office:value="0.0000068088">
            <text:p>6.8088E-006</text:p>
          </table:table-cell>
          <table:table-cell/>
          <table:table-cell table:formula="of:=[.N4]/[.O4]" office:value-type="float" office:value="1.77696510398308">
            <text:p>1.776965104</text:p>
          </table:table-cell>
          <table:table-cell/>
          <table:table-cell table:style-name="ce2" table:formula="of:=[.$L4] * LOG([.$L4]; 2)" office:value-type="float" office:value="896">
            <text:p>896</text:p>
          </table:table-cell>
          <table:table-cell table:style-name="ce2" table:formula="of:=[.$L4] * LOG( LOG([.$L4]; 2); 2)" office:value-type="float" office:value="359.341430023373">
            <text:p>359</text:p>
          </table:table-cell>
          <table:table-cell/>
          <table:table-cell table:formula="of:=[.N4]/[.S4]" office:value-type="float" office:value="0.0000000135033482142857">
            <text:p>1.35033482142857E-008</text:p>
          </table:table-cell>
          <table:table-cell table:formula="of:=[.O4]/[.T4]" office:value-type="float" office:value="0.0000000189479960592274">
            <text:p>1.89479960592274E-008</text:p>
          </table:table-cell>
          <table:table-cell/>
          <table:table-cell table:formula="of:=AVERAGE(INDIRECT(CONCATENATE([.Y$1];[.$I4];&quot;:&quot;;[.Y$1];[.$J4])))" office:value-type="float" office:value="0">
            <text:p>0</text:p>
          </table:table-cell>
          <table:table-cell table:formula="of:=AVERAGE(INDIRECT(CONCATENATE([.Z$1];[.$I4];&quot;:&quot;;[.Z$1];[.$J4])))" office:value-type="float" office:value="0">
            <text:p>0</text:p>
          </table:table-cell>
          <table:table-cell/>
          <table:table-cell table:formula="of:=[.Y4]/[.Z4]" office:value-type="float" office:value="0">
            <text:p>#DIV/0!</text:p>
          </table:table-cell>
          <table:table-cell/>
          <table:table-cell table:formula="of:=[.N4]/([.S4]+[.Y4])" office:value-type="float" office:value="0.0000000135033482142857">
            <text:p>1.35033482142857E-008</text:p>
          </table:table-cell>
          <table:table-cell table:formula="of:=[.O4]/([.T4]+[.Z4])" office:value-type="float" office:value="0.0000000189479960592274">
            <text:p>1.89479960592274E-008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0.000004811">
            <text:p>0.000004811</text:p>
          </table:table-cell>
          <table:table-cell office:value-type="float" office:value="0.000003172">
            <text:p>0.00000317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I4]+[.$J$1]" office:value-type="float" office:value="12">
            <text:p>12</text:p>
          </table:table-cell>
          <table:table-cell table:formula="of:=[.J4]+[.$J$1]" office:value-type="float" office:value="16">
            <text:p>16</text:p>
          </table:table-cell>
          <table:table-cell/>
          <table:table-cell table:formula="of:=INDIRECT(CONCATENATE([.L$1];[.$I5]))" office:value-type="float" office:value="256">
            <text:p>256</text:p>
          </table:table-cell>
          <table:table-cell/>
          <table:table-cell table:formula="of:=AVERAGE(INDIRECT(CONCATENATE([.N$1];[.$I5];&quot;:&quot;;[.N$1];[.$J5])))" office:value-type="float" office:value="0.0000294202">
            <text:p>2.94202E-005</text:p>
          </table:table-cell>
          <table:table-cell table:formula="of:=AVERAGE(INDIRECT(CONCATENATE([.O$1];[.$I5];&quot;:&quot;;[.O$1];[.$J5])))" office:value-type="float" office:value="0.0000230116">
            <text:p>2.30116E-005</text:p>
          </table:table-cell>
          <table:table-cell/>
          <table:table-cell table:formula="of:=[.N5]/[.O5]" office:value-type="float" office:value="1.27849432460151">
            <text:p>1.2784943246</text:p>
          </table:table-cell>
          <table:table-cell/>
          <table:table-cell table:style-name="ce2" table:formula="of:=[.$L5] * LOG([.$L5]; 2)" office:value-type="float" office:value="2048">
            <text:p>2048</text:p>
          </table:table-cell>
          <table:table-cell table:style-name="ce2" table:formula="of:=[.$L5] * LOG( LOG([.$L5]; 2); 2)" office:value-type="float" office:value="768">
            <text:p>768</text:p>
          </table:table-cell>
          <table:table-cell/>
          <table:table-cell table:formula="of:=[.N5]/[.S5]" office:value-type="float" office:value="0.00000001436533203125">
            <text:p>1.436533203125E-008</text:p>
          </table:table-cell>
          <table:table-cell table:formula="of:=[.O5]/[.T5]" office:value-type="float" office:value="0.0000000299630208333333">
            <text:p>0.00000003</text:p>
          </table:table-cell>
          <table:table-cell/>
          <table:table-cell table:formula="of:=AVERAGE(INDIRECT(CONCATENATE([.Y$1];[.$I5];&quot;:&quot;;[.Y$1];[.$J5])))" office:value-type="float" office:value="0">
            <text:p>0</text:p>
          </table:table-cell>
          <table:table-cell table:formula="of:=AVERAGE(INDIRECT(CONCATENATE([.Z$1];[.$I5];&quot;:&quot;;[.Z$1];[.$J5])))" office:value-type="float" office:value="0">
            <text:p>0</text:p>
          </table:table-cell>
          <table:table-cell/>
          <table:table-cell table:formula="of:=[.Y5]/[.Z5]" office:value-type="float" office:value="0">
            <text:p>#DIV/0!</text:p>
          </table:table-cell>
          <table:table-cell/>
          <table:table-cell table:formula="of:=[.N5]/([.S5]+[.Y5])" office:value-type="float" office:value="0.00000001436533203125">
            <text:p>1.436533203125E-008</text:p>
          </table:table-cell>
          <table:table-cell table:formula="of:=[.O5]/([.T5]+[.Z5])" office:value-type="float" office:value="0.0000000299630208333333">
            <text:p>0.00000003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0.00000413">
            <text:p>0.00000413</text:p>
          </table:table-cell>
          <table:table-cell office:value-type="float" office:value="0.000003663">
            <text:p>0.00000366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I5]+[.$J$1]" office:value-type="float" office:value="17">
            <text:p>17</text:p>
          </table:table-cell>
          <table:table-cell table:formula="of:=[.J5]+[.$J$1]" office:value-type="float" office:value="21">
            <text:p>21</text:p>
          </table:table-cell>
          <table:table-cell/>
          <table:table-cell table:formula="of:=INDIRECT(CONCATENATE([.L$1];[.$I6]))" office:value-type="float" office:value="512">
            <text:p>512</text:p>
          </table:table-cell>
          <table:table-cell/>
          <table:table-cell table:formula="of:=AVERAGE(INDIRECT(CONCATENATE([.N$1];[.$I6];&quot;:&quot;;[.N$1];[.$J6])))" office:value-type="float" office:value="0.0000244994">
            <text:p>2.44994E-005</text:p>
          </table:table-cell>
          <table:table-cell table:formula="of:=AVERAGE(INDIRECT(CONCATENATE([.O$1];[.$I6];&quot;:&quot;;[.O$1];[.$J6])))" office:value-type="float" office:value="0.0000189866">
            <text:p>1.89866E-005</text:p>
          </table:table-cell>
          <table:table-cell/>
          <table:table-cell table:formula="of:=[.N6]/[.O6]" office:value-type="float" office:value="1.29035214309039">
            <text:p>1.2903521431</text:p>
          </table:table-cell>
          <table:table-cell/>
          <table:table-cell table:style-name="ce2" table:formula="of:=[.$L6] * LOG([.$L6]; 2)" office:value-type="float" office:value="4608">
            <text:p>4608</text:p>
          </table:table-cell>
          <table:table-cell table:style-name="ce2" table:formula="of:=[.$L6] * LOG( LOG([.$L6]; 2); 2)" office:value-type="float" office:value="1623.00160073846">
            <text:p>1623</text:p>
          </table:table-cell>
          <table:table-cell/>
          <table:table-cell table:formula="of:=[.N6]/[.S6]" office:value-type="float" office:value="0.00000000531671006944444">
            <text:p>5.31671006944444E-009</text:p>
          </table:table-cell>
          <table:table-cell table:formula="of:=[.O6]/[.T6]" office:value-type="float" office:value="0.0000000116984481046483">
            <text:p>1.16984481046483E-008</text:p>
          </table:table-cell>
          <table:table-cell/>
          <table:table-cell table:formula="of:=AVERAGE(INDIRECT(CONCATENATE([.Y$1];[.$I6];&quot;:&quot;;[.Y$1];[.$J6])))" office:value-type="float" office:value="0">
            <text:p>0</text:p>
          </table:table-cell>
          <table:table-cell table:formula="of:=AVERAGE(INDIRECT(CONCATENATE([.Z$1];[.$I6];&quot;:&quot;;[.Z$1];[.$J6])))" office:value-type="float" office:value="0">
            <text:p>0</text:p>
          </table:table-cell>
          <table:table-cell/>
          <table:table-cell table:formula="of:=[.Y6]/[.Z6]" office:value-type="float" office:value="0">
            <text:p>#DIV/0!</text:p>
          </table:table-cell>
          <table:table-cell/>
          <table:table-cell table:formula="of:=[.N6]/([.S6]+[.Y6])" office:value-type="float" office:value="0.00000000531671006944444">
            <text:p>5.31671006944444E-009</text:p>
          </table:table-cell>
          <table:table-cell table:formula="of:=[.O6]/([.T6]+[.Z6])" office:value-type="float" office:value="0.0000000116984481046483">
            <text:p>1.16984481046483E-008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0.000015718">
            <text:p>0.000015718</text:p>
          </table:table-cell>
          <table:table-cell office:value-type="float" office:value="0.000007319">
            <text:p>0.00000731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I6]+[.$J$1]" office:value-type="float" office:value="22">
            <text:p>22</text:p>
          </table:table-cell>
          <table:table-cell table:formula="of:=[.J6]+[.$J$1]" office:value-type="float" office:value="26">
            <text:p>26</text:p>
          </table:table-cell>
          <table:table-cell/>
          <table:table-cell table:formula="of:=INDIRECT(CONCATENATE([.L$1];[.$I7]))" office:value-type="float" office:value="1024">
            <text:p>1024</text:p>
          </table:table-cell>
          <table:table-cell/>
          <table:table-cell table:formula="of:=AVERAGE(INDIRECT(CONCATENATE([.N$1];[.$I7];&quot;:&quot;;[.N$1];[.$J7])))" office:value-type="float" office:value="0.0000455554">
            <text:p>4.55554E-005</text:p>
          </table:table-cell>
          <table:table-cell table:formula="of:=AVERAGE(INDIRECT(CONCATENATE([.O$1];[.$I7];&quot;:&quot;;[.O$1];[.$J7])))" office:value-type="float" office:value="0.0000332066">
            <text:p>3.32066E-005</text:p>
          </table:table-cell>
          <table:table-cell/>
          <table:table-cell table:formula="of:=[.N7]/[.O7]" office:value-type="float" office:value="1.37187787969861">
            <text:p>1.3718778797</text:p>
          </table:table-cell>
          <table:table-cell/>
          <table:table-cell table:style-name="ce2" table:formula="of:=[.$L7] * LOG([.$L7]; 2)" office:value-type="float" office:value="10240">
            <text:p>10240</text:p>
          </table:table-cell>
          <table:table-cell table:style-name="ce2" table:formula="of:=[.$L7] * LOG( LOG([.$L7]; 2); 2)" office:value-type="float" office:value="3401.65436916466">
            <text:p>3402</text:p>
          </table:table-cell>
          <table:table-cell/>
          <table:table-cell table:formula="of:=[.N7]/[.S7]" office:value-type="float" office:value="0.00000000444876953125">
            <text:p>4.44876953125E-009</text:p>
          </table:table-cell>
          <table:table-cell table:formula="of:=[.O7]/[.T7]" office:value-type="float" office:value="0.00000000976189712306207">
            <text:p>9.76189712306207E-009</text:p>
          </table:table-cell>
          <table:table-cell/>
          <table:table-cell table:formula="of:=AVERAGE(INDIRECT(CONCATENATE([.Y$1];[.$I7];&quot;:&quot;;[.Y$1];[.$J7])))" office:value-type="float" office:value="0">
            <text:p>0</text:p>
          </table:table-cell>
          <table:table-cell table:formula="of:=AVERAGE(INDIRECT(CONCATENATE([.Z$1];[.$I7];&quot;:&quot;;[.Z$1];[.$J7])))" office:value-type="float" office:value="0">
            <text:p>0</text:p>
          </table:table-cell>
          <table:table-cell/>
          <table:table-cell table:formula="of:=[.Y7]/[.Z7]" office:value-type="float" office:value="0">
            <text:p>#DIV/0!</text:p>
          </table:table-cell>
          <table:table-cell/>
          <table:table-cell table:formula="of:=[.N7]/([.S7]+[.Y7])" office:value-type="float" office:value="0.00000000444876953125">
            <text:p>4.44876953125E-009</text:p>
          </table:table-cell>
          <table:table-cell table:formula="of:=[.O7]/([.T7]+[.Z7])" office:value-type="float" office:value="0.00000000976189712306207">
            <text:p>9.76189712306207E-009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0.00001325">
            <text:p>0.00001325</text:p>
          </table:table-cell>
          <table:table-cell office:value-type="float" office:value="0.000006762">
            <text:p>0.00000676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I7]+[.$J$1]" office:value-type="float" office:value="27">
            <text:p>27</text:p>
          </table:table-cell>
          <table:table-cell table:formula="of:=[.J7]+[.$J$1]" office:value-type="float" office:value="31">
            <text:p>31</text:p>
          </table:table-cell>
          <table:table-cell/>
          <table:table-cell table:formula="of:=INDIRECT(CONCATENATE([.L$1];[.$I8]))" office:value-type="float" office:value="2048">
            <text:p>2048</text:p>
          </table:table-cell>
          <table:table-cell/>
          <table:table-cell table:formula="of:=AVERAGE(INDIRECT(CONCATENATE([.N$1];[.$I8];&quot;:&quot;;[.N$1];[.$J8])))" office:value-type="float" office:value="0.0000974256">
            <text:p>9.74256E-005</text:p>
          </table:table-cell>
          <table:table-cell table:formula="of:=AVERAGE(INDIRECT(CONCATENATE([.O$1];[.$I8];&quot;:&quot;;[.O$1];[.$J8])))" office:value-type="float" office:value="0.000065441">
            <text:p>0.000065441</text:p>
          </table:table-cell>
          <table:table-cell/>
          <table:table-cell table:formula="of:=[.N8]/[.O8]" office:value-type="float" office:value="1.4887547561926">
            <text:p>1.4887547562</text:p>
          </table:table-cell>
          <table:table-cell/>
          <table:table-cell table:style-name="ce2" table:formula="of:=[.$L8] * LOG([.$L8]; 2)" office:value-type="float" office:value="22528">
            <text:p>22528</text:p>
          </table:table-cell>
          <table:table-cell table:style-name="ce2" table:formula="of:=[.$L8] * LOG( LOG([.$L8]; 2); 2)" office:value-type="float" office:value="7084.91595496919">
            <text:p>7085</text:p>
          </table:table-cell>
          <table:table-cell/>
          <table:table-cell table:formula="of:=[.N8]/[.S8]" office:value-type="float" office:value="0.00000000432464488636364">
            <text:p>4.32464488636364E-009</text:p>
          </table:table-cell>
          <table:table-cell table:formula="of:=[.O8]/[.T8]" office:value-type="float" office:value="0.00000000923666567337348">
            <text:p>9.23666567337348E-009</text:p>
          </table:table-cell>
          <table:table-cell/>
          <table:table-cell table:formula="of:=AVERAGE(INDIRECT(CONCATENATE([.Y$1];[.$I8];&quot;:&quot;;[.Y$1];[.$J8])))" office:value-type="float" office:value="1.8">
            <text:p>1.8</text:p>
          </table:table-cell>
          <table:table-cell table:formula="of:=AVERAGE(INDIRECT(CONCATENATE([.Z$1];[.$I8];&quot;:&quot;;[.Z$1];[.$J8])))" office:value-type="float" office:value="0.6">
            <text:p>0.6</text:p>
          </table:table-cell>
          <table:table-cell/>
          <table:table-cell table:formula="of:=[.Y8]/[.Z8]" office:value-type="float" office:value="3">
            <text:p>3</text:p>
          </table:table-cell>
          <table:table-cell/>
          <table:table-cell table:formula="of:=[.N8]/([.S8]+[.Y8])" office:value-type="float" office:value="0.0000000043242993723868">
            <text:p>4.3242993723868E-009</text:p>
          </table:table-cell>
          <table:table-cell table:formula="of:=[.O8]/([.T8]+[.Z8])" office:value-type="float" office:value="0.00000000923588351446801">
            <text:p>9.23588351446801E-009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0.00001146">
            <text:p>0.00001146</text:p>
          </table:table-cell>
          <table:table-cell office:value-type="float" office:value="0.000006655">
            <text:p>0.00000665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I8]+[.$J$1]" office:value-type="float" office:value="32">
            <text:p>32</text:p>
          </table:table-cell>
          <table:table-cell table:formula="of:=[.J8]+[.$J$1]" office:value-type="float" office:value="36">
            <text:p>36</text:p>
          </table:table-cell>
          <table:table-cell/>
          <table:table-cell table:formula="of:=INDIRECT(CONCATENATE([.L$1];[.$I9]))" office:value-type="float" office:value="4096">
            <text:p>4096</text:p>
          </table:table-cell>
          <table:table-cell/>
          <table:table-cell table:formula="of:=AVERAGE(INDIRECT(CONCATENATE([.N$1];[.$I9];&quot;:&quot;;[.N$1];[.$J9])))" office:value-type="float" office:value="0.000185359">
            <text:p>0.000185359</text:p>
          </table:table-cell>
          <table:table-cell table:formula="of:=AVERAGE(INDIRECT(CONCATENATE([.O$1];[.$I9];&quot;:&quot;;[.O$1];[.$J9])))" office:value-type="float" office:value="0.0001389336">
            <text:p>0.0001389336</text:p>
          </table:table-cell>
          <table:table-cell/>
          <table:table-cell table:formula="of:=[.N9]/[.O9]" office:value-type="float" office:value="1.33415530872302">
            <text:p>1.3341553087</text:p>
          </table:table-cell>
          <table:table-cell/>
          <table:table-cell table:style-name="ce2" table:formula="of:=[.$L9] * LOG([.$L9]; 2)" office:value-type="float" office:value="49152">
            <text:p>49152</text:p>
          </table:table-cell>
          <table:table-cell table:style-name="ce2" table:formula="of:=[.$L9] * LOG( LOG([.$L9]; 2); 2)" office:value-type="float" office:value="14684.0064029539">
            <text:p>14684</text:p>
          </table:table-cell>
          <table:table-cell/>
          <table:table-cell table:formula="of:=[.N9]/[.S9]" office:value-type="float" office:value="0.00000000377113850911458">
            <text:p>3.77113850911458E-009</text:p>
          </table:table-cell>
          <table:table-cell table:formula="of:=[.O9]/[.T9]" office:value-type="float" office:value="0.00000000946155948093648">
            <text:p>9.46155948093648E-009</text:p>
          </table:table-cell>
          <table:table-cell/>
          <table:table-cell table:formula="of:=AVERAGE(INDIRECT(CONCATENATE([.Y$1];[.$I9];&quot;:&quot;;[.Y$1];[.$J9])))" office:value-type="float" office:value="0">
            <text:p>0</text:p>
          </table:table-cell>
          <table:table-cell table:formula="of:=AVERAGE(INDIRECT(CONCATENATE([.Z$1];[.$I9];&quot;:&quot;;[.Z$1];[.$J9])))" office:value-type="float" office:value="0">
            <text:p>0</text:p>
          </table:table-cell>
          <table:table-cell/>
          <table:table-cell table:formula="of:=[.Y9]/[.Z9]" office:value-type="float" office:value="0">
            <text:p>#DIV/0!</text:p>
          </table:table-cell>
          <table:table-cell/>
          <table:table-cell table:formula="of:=[.N9]/([.S9]+[.Y9])" office:value-type="float" office:value="0.00000000377113850911458">
            <text:p>3.77113850911458E-009</text:p>
          </table:table-cell>
          <table:table-cell table:formula="of:=[.O9]/([.T9]+[.Z9])" office:value-type="float" office:value="0.00000000946155948093648">
            <text:p>9.46155948093648E-009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0.000010725">
            <text:p>0.000010725</text:p>
          </table:table-cell>
          <table:table-cell office:value-type="float" office:value="0.000006776">
            <text:p>0.00000677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I9]+[.$J$1]" office:value-type="float" office:value="37">
            <text:p>37</text:p>
          </table:table-cell>
          <table:table-cell table:formula="of:=[.J9]+[.$J$1]" office:value-type="float" office:value="41">
            <text:p>41</text:p>
          </table:table-cell>
          <table:table-cell/>
          <table:table-cell table:formula="of:=INDIRECT(CONCATENATE([.L$1];[.$I10]))" office:value-type="float" office:value="8192">
            <text:p>8192</text:p>
          </table:table-cell>
          <table:table-cell/>
          <table:table-cell table:formula="of:=AVERAGE(INDIRECT(CONCATENATE([.N$1];[.$I10];&quot;:&quot;;[.N$1];[.$J10])))" office:value-type="float" office:value="0.0004331688">
            <text:p>0.0004331688</text:p>
          </table:table-cell>
          <table:table-cell table:formula="of:=AVERAGE(INDIRECT(CONCATENATE([.O$1];[.$I10];&quot;:&quot;;[.O$1];[.$J10])))" office:value-type="float" office:value="0.0002925646">
            <text:p>0.0002925646</text:p>
          </table:table-cell>
          <table:table-cell/>
          <table:table-cell table:formula="of:=[.N10]/[.O10]" office:value-type="float" office:value="1.48059197866044">
            <text:p>1.4805919787</text:p>
          </table:table-cell>
          <table:table-cell/>
          <table:table-cell table:style-name="ce2" table:formula="of:=[.$L10] * LOG([.$L10]; 2)" office:value-type="float" office:value="106496">
            <text:p>106496</text:p>
          </table:table-cell>
          <table:table-cell table:style-name="ce2" table:formula="of:=[.$L10] * LOG( LOG([.$L10]; 2); 2)" office:value-type="float" office:value="30314.0021710118">
            <text:p>30314</text:p>
          </table:table-cell>
          <table:table-cell/>
          <table:table-cell table:formula="of:=[.N10]/[.S10]" office:value-type="float" office:value="0.00000000406746544471154">
            <text:p>4.06746544471154E-009</text:p>
          </table:table-cell>
          <table:table-cell table:formula="of:=[.O10]/[.T10]" office:value-type="float" office:value="0.00000000965113739682215">
            <text:p>9.65113739682215E-009</text:p>
          </table:table-cell>
          <table:table-cell/>
          <table:table-cell table:formula="of:=AVERAGE(INDIRECT(CONCATENATE([.Y$1];[.$I10];&quot;:&quot;;[.Y$1];[.$J10])))" office:value-type="float" office:value="0">
            <text:p>0</text:p>
          </table:table-cell>
          <table:table-cell table:formula="of:=AVERAGE(INDIRECT(CONCATENATE([.Z$1];[.$I10];&quot;:&quot;;[.Z$1];[.$J10])))" office:value-type="float" office:value="0">
            <text:p>0</text:p>
          </table:table-cell>
          <table:table-cell/>
          <table:table-cell table:formula="of:=[.Y10]/[.Z10]" office:value-type="float" office:value="0">
            <text:p>#DIV/0!</text:p>
          </table:table-cell>
          <table:table-cell/>
          <table:table-cell table:formula="of:=[.N10]/([.S10]+[.Y10])" office:value-type="float" office:value="0.00000000406746544471154">
            <text:p>4.06746544471154E-009</text:p>
          </table:table-cell>
          <table:table-cell table:formula="of:=[.O10]/([.T10]+[.Z10])" office:value-type="float" office:value="0.00000000965113739682215">
            <text:p>9.65113739682215E-009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0.000009342">
            <text:p>0.000009342</text:p>
          </table:table-cell>
          <table:table-cell office:value-type="float" office:value="0.000006532">
            <text:p>0.00000653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I10]+[.$J$1]" office:value-type="float" office:value="42">
            <text:p>42</text:p>
          </table:table-cell>
          <table:table-cell table:formula="of:=[.J10]+[.$J$1]" office:value-type="float" office:value="46">
            <text:p>46</text:p>
          </table:table-cell>
          <table:table-cell table:formula="of:=2^14" office:value-type="float" office:value="16384">
            <text:p>16384</text:p>
          </table:table-cell>
          <table:table-cell table:formula="of:=INDIRECT(CONCATENATE([.L$1];[.$I11]))" office:value-type="float" office:value="16384">
            <text:p>16384</text:p>
          </table:table-cell>
          <table:table-cell/>
          <table:table-cell table:formula="of:=AVERAGE(INDIRECT(CONCATENATE([.N$1];[.$I11];&quot;:&quot;;[.N$1];[.$J11])))" office:value-type="float" office:value="0.0008341074">
            <text:p>0.0008341074</text:p>
          </table:table-cell>
          <table:table-cell table:formula="of:=AVERAGE(INDIRECT(CONCATENATE([.O$1];[.$I11];&quot;:&quot;;[.O$1];[.$J11])))" office:value-type="float" office:value="0.0005907204">
            <text:p>0.0005907204</text:p>
          </table:table-cell>
          <table:table-cell/>
          <table:table-cell table:formula="of:=[.N11]/[.O11]" office:value-type="float" office:value="1.41201725892656">
            <text:p>1.4120172589</text:p>
          </table:table-cell>
          <table:table-cell/>
          <table:table-cell table:style-name="ce2" table:formula="of:=[.$L11] * LOG([.$L11]; 2)" office:value-type="float" office:value="229376">
            <text:p>229376</text:p>
          </table:table-cell>
          <table:table-cell table:style-name="ce2" table:formula="of:=[.$L11] * LOG( LOG([.$L11]; 2); 2)" office:value-type="float" office:value="62379.7030429918">
            <text:p>62380</text:p>
          </table:table-cell>
          <table:table-cell/>
          <table:table-cell table:formula="of:=[.N11]/[.S11]" office:value-type="float" office:value="0.00000000363641967773438">
            <text:p>3.63641967773438E-009</text:p>
          </table:table-cell>
          <table:table-cell table:formula="of:=[.O11]/[.T11]" office:value-type="float" office:value="0.00000000946975332012848">
            <text:p>9.46975332012848E-009</text:p>
          </table:table-cell>
          <table:table-cell/>
          <table:table-cell table:formula="of:=AVERAGE(INDIRECT(CONCATENATE([.Y$1];[.$I11];&quot;:&quot;;[.Y$1];[.$J11])))" office:value-type="float" office:value="0.4">
            <text:p>0.4</text:p>
          </table:table-cell>
          <table:table-cell table:formula="of:=AVERAGE(INDIRECT(CONCATENATE([.Z$1];[.$I11];&quot;:&quot;;[.Z$1];[.$J11])))" office:value-type="float" office:value="0.2">
            <text:p>0.2</text:p>
          </table:table-cell>
          <table:table-cell/>
          <table:table-cell table:formula="of:=[.Y11]/[.Z11]" office:value-type="float" office:value="2">
            <text:p>2</text:p>
          </table:table-cell>
          <table:table-cell/>
          <table:table-cell table:formula="of:=[.N11]/([.S11]+[.Y11])" office:value-type="float" office:value="0.00000000363641333633277">
            <text:p>3.63641333633277E-009</text:p>
          </table:table-cell>
          <table:table-cell table:formula="of:=[.O11]/([.T11]+[.Z11])" office:value-type="float" office:value="0.00000000946972295857658">
            <text:p>9.46972295857658E-009</text:p>
          </table:table-cell>
        </table:table-row>
        <table:table-row table:style-name="ro2">
          <table:table-cell office:value-type="float" office:value="256">
            <text:p>256</text:p>
          </table:table-cell>
          <table:table-cell office:value-type="float" office:value="0.000031748">
            <text:p>0.000031748</text:p>
          </table:table-cell>
          <table:table-cell office:value-type="float" office:value="0.000023628">
            <text:p>0.00002362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I11]+[.$J$1]" office:value-type="float" office:value="47">
            <text:p>47</text:p>
          </table:table-cell>
          <table:table-cell table:formula="of:=[.J11]+[.$J$1]" office:value-type="float" office:value="51">
            <text:p>51</text:p>
          </table:table-cell>
          <table:table-cell table:formula="of:=2^15" office:value-type="float" office:value="32768">
            <text:p>32768</text:p>
          </table:table-cell>
          <table:table-cell table:formula="of:=INDIRECT(CONCATENATE([.L$1];[.$I12]))" office:value-type="float" office:value="32768">
            <text:p>32768</text:p>
          </table:table-cell>
          <table:table-cell/>
          <table:table-cell table:formula="of:=AVERAGE(INDIRECT(CONCATENATE([.N$1];[.$I12];&quot;:&quot;;[.N$1];[.$J12])))" office:value-type="float" office:value="0.001866904">
            <text:p>0.001866904</text:p>
          </table:table-cell>
          <table:table-cell table:formula="of:=AVERAGE(INDIRECT(CONCATENATE([.O$1];[.$I12];&quot;:&quot;;[.O$1];[.$J12])))" office:value-type="float" office:value="0.001201932">
            <text:p>0.001201932</text:p>
          </table:table-cell>
          <table:table-cell/>
          <table:table-cell table:formula="of:=[.N12]/[.O12]" office:value-type="float" office:value="1.55325259665272">
            <text:p>1.5532525967</text:p>
          </table:table-cell>
          <table:table-cell/>
          <table:table-cell table:style-name="ce2" table:formula="of:=[.$L12] * LOG([.$L12]; 2)" office:value-type="float" office:value="491520">
            <text:p>491520</text:p>
          </table:table-cell>
          <table:table-cell table:style-name="ce2" table:formula="of:=[.$L12] * LOG( LOG([.$L12]; 2); 2)" office:value-type="float" office:value="128020.9910369">
            <text:p>128021</text:p>
          </table:table-cell>
          <table:table-cell/>
          <table:table-cell table:formula="of:=[.N12]/[.S12]" office:value-type="float" office:value="0.00000000379822591145833">
            <text:p>3.79822591145833E-009</text:p>
          </table:table-cell>
          <table:table-cell table:formula="of:=[.O12]/[.T12]" office:value-type="float" office:value="0.0000000093885540977695">
            <text:p>9.3885540977695E-009</text:p>
          </table:table-cell>
          <table:table-cell/>
          <table:table-cell table:formula="of:=AVERAGE(INDIRECT(CONCATENATE([.Y$1];[.$I12];&quot;:&quot;;[.Y$1];[.$J12])))" office:value-type="float" office:value="116.8">
            <text:p>116.8</text:p>
          </table:table-cell>
          <table:table-cell table:formula="of:=AVERAGE(INDIRECT(CONCATENATE([.Z$1];[.$I12];&quot;:&quot;;[.Z$1];[.$J12])))" office:value-type="float" office:value="37.4">
            <text:p>37.4</text:p>
          </table:table-cell>
          <table:table-cell/>
          <table:table-cell table:formula="of:=[.Y12]/[.Z12]" office:value-type="float" office:value="3.12299465240642">
            <text:p>3.1229946524</text:p>
          </table:table-cell>
          <table:table-cell/>
          <table:table-cell table:formula="of:=[.N12]/([.S12]+[.Y12])" office:value-type="float" office:value="0.0000000037973235526714">
            <text:p>3.7973235526714E-009</text:p>
          </table:table-cell>
          <table:table-cell table:formula="of:=[.O12]/([.T12]+[.Z12])" office:value-type="float" office:value="0.00000000938581213044965">
            <text:p>9.38581213044965E-009</text:p>
          </table:table-cell>
        </table:table-row>
        <table:table-row table:style-name="ro2">
          <table:table-cell office:value-type="float" office:value="256">
            <text:p>256</text:p>
          </table:table-cell>
          <table:table-cell office:value-type="float" office:value="0.000031155">
            <text:p>0.000031155</text:p>
          </table:table-cell>
          <table:table-cell office:value-type="float" office:value="0.000022807">
            <text:p>0.00002280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I12]+[.$J$1]" office:value-type="float" office:value="52">
            <text:p>52</text:p>
          </table:table-cell>
          <table:table-cell table:formula="of:=[.J12]+[.$J$1]" office:value-type="float" office:value="56">
            <text:p>56</text:p>
          </table:table-cell>
          <table:table-cell/>
          <table:table-cell table:formula="of:=INDIRECT(CONCATENATE([.L$1];[.$I13]))" office:value-type="float" office:value="65536">
            <text:p>65536</text:p>
          </table:table-cell>
          <table:table-cell/>
          <table:table-cell table:formula="of:=AVERAGE(INDIRECT(CONCATENATE([.N$1];[.$I13];&quot;:&quot;;[.N$1];[.$J13])))" office:value-type="float" office:value="0.004895144">
            <text:p>0.004895144</text:p>
          </table:table-cell>
          <table:table-cell table:formula="of:=AVERAGE(INDIRECT(CONCATENATE([.O$1];[.$I13];&quot;:&quot;;[.O$1];[.$J13])))" office:value-type="float" office:value="0.003619322">
            <text:p>0.003619322</text:p>
          </table:table-cell>
          <table:table-cell/>
          <table:table-cell table:formula="of:=[.N13]/[.O13]" office:value-type="float" office:value="1.35250303786179">
            <text:p>1.3525030379</text:p>
          </table:table-cell>
          <table:table-cell/>
          <table:table-cell table:style-name="ce2" table:formula="of:=[.$L13] * LOG([.$L13]; 2)" office:value-type="float" office:value="1048576">
            <text:p>1048576</text:p>
          </table:table-cell>
          <table:table-cell table:style-name="ce2" table:formula="of:=[.$L13] * LOG( LOG([.$L13]; 2); 2)" office:value-type="float" office:value="262144">
            <text:p>262144</text:p>
          </table:table-cell>
          <table:table-cell/>
          <table:table-cell table:formula="of:=[.N13]/[.S13]" office:value-type="float" office:value="0.00000000466837310791016">
            <text:p>4.66837310791016E-009</text:p>
          </table:table-cell>
          <table:table-cell table:formula="of:=[.O13]/[.T13]" office:value-type="float" office:value="0.0000000138066177368164">
            <text:p>1.38066177368164E-008</text:p>
          </table:table-cell>
          <table:table-cell/>
          <table:table-cell table:formula="of:=AVERAGE(INDIRECT(CONCATENATE([.Y$1];[.$I13];&quot;:&quot;;[.Y$1];[.$J13])))" office:value-type="float" office:value="6469.2">
            <text:p>6469.2</text:p>
          </table:table-cell>
          <table:table-cell table:formula="of:=AVERAGE(INDIRECT(CONCATENATE([.Z$1];[.$I13];&quot;:&quot;;[.Z$1];[.$J13])))" office:value-type="float" office:value="1897.6">
            <text:p>1897.6</text:p>
          </table:table-cell>
          <table:table-cell/>
          <table:table-cell table:formula="of:=[.Y13]/[.Z13]" office:value-type="float" office:value="3.40914839797639">
            <text:p>3.409148398</text:p>
          </table:table-cell>
          <table:table-cell/>
          <table:table-cell table:formula="of:=[.N13]/([.S13]+[.Y13])" office:value-type="float" office:value="0.00000000463974813590925">
            <text:p>4.63974813590925E-009</text:p>
          </table:table-cell>
          <table:table-cell table:formula="of:=[.O13]/([.T13]+[.Z13])" office:value-type="float" office:value="0.0000000137073930774545">
            <text:p>1.37073930774545E-008</text:p>
          </table:table-cell>
        </table:table-row>
        <table:table-row table:style-name="ro2">
          <table:table-cell office:value-type="float" office:value="256">
            <text:p>256</text:p>
          </table:table-cell>
          <table:table-cell office:value-type="float" office:value="0.000028621">
            <text:p>0.000028621</text:p>
          </table:table-cell>
          <table:table-cell office:value-type="float" office:value="0.000022894">
            <text:p>0.00002289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I13]+[.$J$1]" office:value-type="float" office:value="57">
            <text:p>57</text:p>
          </table:table-cell>
          <table:table-cell table:formula="of:=[.J13]+[.$J$1]" office:value-type="float" office:value="61">
            <text:p>61</text:p>
          </table:table-cell>
          <table:table-cell/>
          <table:table-cell table:formula="of:=INDIRECT(CONCATENATE([.L$1];[.$I14]))" office:value-type="float" office:value="131072">
            <text:p>131072</text:p>
          </table:table-cell>
          <table:table-cell/>
          <table:table-cell table:formula="of:=AVERAGE(INDIRECT(CONCATENATE([.N$1];[.$I14];&quot;:&quot;;[.N$1];[.$J14])))" office:value-type="float" office:value="0.01224316">
            <text:p>0.01224316</text:p>
          </table:table-cell>
          <table:table-cell table:formula="of:=AVERAGE(INDIRECT(CONCATENATE([.O$1];[.$I14];&quot;:&quot;;[.O$1];[.$J14])))" office:value-type="float" office:value="0.007427264">
            <text:p>0.007427264</text:p>
          </table:table-cell>
          <table:table-cell/>
          <table:table-cell table:formula="of:=[.N14]/[.O14]" office:value-type="float" office:value="1.64840781208262">
            <text:p>1.6484078121</text:p>
          </table:table-cell>
          <table:table-cell/>
          <table:table-cell table:style-name="ce2" table:formula="of:=[.$L14] * LOG([.$L14]; 2)" office:value-type="float" office:value="2228224">
            <text:p>2228224</text:p>
          </table:table-cell>
          <table:table-cell table:style-name="ce2" table:formula="of:=[.$L14] * LOG( LOG([.$L14]; 2); 2)" office:value-type="float" office:value="535751.929528365">
            <text:p>535752</text:p>
          </table:table-cell>
          <table:table-cell/>
          <table:table-cell table:formula="of:=[.N14]/[.S14]" office:value-type="float" office:value="0.00000000549458223230698">
            <text:p>5.49458223230698E-009</text:p>
          </table:table-cell>
          <table:table-cell table:formula="of:=[.O14]/[.T14]" office:value-type="float" office:value="0.0000000138632519840636">
            <text:p>1.38632519840636E-008</text:p>
          </table:table-cell>
          <table:table-cell/>
          <table:table-cell table:formula="of:=AVERAGE(INDIRECT(CONCATENATE([.Y$1];[.$I14];&quot;:&quot;;[.Y$1];[.$J14])))" office:value-type="float" office:value="25829.6">
            <text:p>25829.6</text:p>
          </table:table-cell>
          <table:table-cell table:formula="of:=AVERAGE(INDIRECT(CONCATENATE([.Z$1];[.$I14];&quot;:&quot;;[.Z$1];[.$J14])))" office:value-type="float" office:value="5080">
            <text:p>5080</text:p>
          </table:table-cell>
          <table:table-cell/>
          <table:table-cell table:formula="of:=[.Y14]/[.Z14]" office:value-type="float" office:value="5.08456692913386">
            <text:p>5.0845669291</text:p>
          </table:table-cell>
          <table:table-cell/>
          <table:table-cell table:formula="of:=[.N14]/([.S14]+[.Y14])" office:value-type="float" office:value="0.0000000054316188399424">
            <text:p>5.4316188399424E-009</text:p>
          </table:table-cell>
          <table:table-cell table:formula="of:=[.O14]/([.T14]+[.Z14])" office:value-type="float" office:value="0.0000000137330353377564">
            <text:p>1.37330353377564E-008</text:p>
          </table:table-cell>
        </table:table-row>
        <table:table-row table:style-name="ro2">
          <table:table-cell office:value-type="float" office:value="256">
            <text:p>256</text:p>
          </table:table-cell>
          <table:table-cell office:value-type="float" office:value="0.000028506">
            <text:p>0.000028506</text:p>
          </table:table-cell>
          <table:table-cell office:value-type="float" office:value="0.00002287">
            <text:p>0.0000228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I14]+[.$J$1]" office:value-type="float" office:value="62">
            <text:p>62</text:p>
          </table:table-cell>
          <table:table-cell table:formula="of:=[.J14]+[.$J$1]" office:value-type="float" office:value="66">
            <text:p>66</text:p>
          </table:table-cell>
          <table:table-cell/>
          <table:table-cell table:formula="of:=INDIRECT(CONCATENATE([.L$1];[.$I15]))" office:value-type="float" office:value="262144">
            <text:p>262144</text:p>
          </table:table-cell>
          <table:table-cell/>
          <table:table-cell table:formula="of:=AVERAGE(INDIRECT(CONCATENATE([.N$1];[.$I15];&quot;:&quot;;[.N$1];[.$J15])))" office:value-type="float" office:value="0.02984396">
            <text:p>0.02984396</text:p>
          </table:table-cell>
          <table:table-cell table:formula="of:=AVERAGE(INDIRECT(CONCATENATE([.O$1];[.$I15];&quot;:&quot;;[.O$1];[.$J15])))" office:value-type="float" office:value="0.01428526">
            <text:p>0.01428526</text:p>
          </table:table-cell>
          <table:table-cell/>
          <table:table-cell table:formula="of:=[.N15]/[.O15]" office:value-type="float" office:value="2.08914363476759">
            <text:p>2.0891436348</text:p>
          </table:table-cell>
          <table:table-cell/>
          <table:table-cell table:style-name="ce2" table:formula="of:=[.$L15] * LOG([.$L15]; 2)" office:value-type="float" office:value="4718592">
            <text:p>4718592</text:p>
          </table:table-cell>
          <table:table-cell table:style-name="ce2" table:formula="of:=[.$L15] * LOG( LOG([.$L15]; 2); 2)" office:value-type="float" office:value="1093120.81957809">
            <text:p>1093121</text:p>
          </table:table-cell>
          <table:table-cell/>
          <table:table-cell table:formula="of:=[.N15]/[.S15]" office:value-type="float" office:value="0.00000000632475958930121">
            <text:p>6.32475958930121E-009</text:p>
          </table:table-cell>
          <table:table-cell table:formula="of:=[.O15]/[.T15]" office:value-type="float" office:value="0.0000000130683267065699">
            <text:p>1.30683267065699E-008</text:p>
          </table:table-cell>
          <table:table-cell/>
          <table:table-cell table:formula="of:=AVERAGE(INDIRECT(CONCATENATE([.Y$1];[.$I15];&quot;:&quot;;[.Y$1];[.$J15])))" office:value-type="float" office:value="52790.2">
            <text:p>52790.2</text:p>
          </table:table-cell>
          <table:table-cell table:formula="of:=AVERAGE(INDIRECT(CONCATENATE([.Z$1];[.$I15];&quot;:&quot;;[.Z$1];[.$J15])))" office:value-type="float" office:value="8604.2">
            <text:p>8604.2</text:p>
          </table:table-cell>
          <table:table-cell/>
          <table:table-cell table:formula="of:=[.Y15]/[.Z15]" office:value-type="float" office:value="6.13539899119035">
            <text:p>6.1353989912</text:p>
          </table:table-cell>
          <table:table-cell/>
          <table:table-cell table:formula="of:=[.N15]/([.S15]+[.Y15])" office:value-type="float" office:value="0.00000000625478294318992">
            <text:p>6.25478294318992E-009</text:p>
          </table:table-cell>
          <table:table-cell table:formula="of:=[.O15]/([.T15]+[.Z15])" office:value-type="float" office:value="0.0000000129662663061519">
            <text:p>0.000000013</text:p>
          </table:table-cell>
        </table:table-row>
        <table:table-row table:style-name="ro2">
          <table:table-cell office:value-type="float" office:value="256">
            <text:p>256</text:p>
          </table:table-cell>
          <table:table-cell office:value-type="float" office:value="0.000027071">
            <text:p>0.000027071</text:p>
          </table:table-cell>
          <table:table-cell office:value-type="float" office:value="0.000022859">
            <text:p>0.00002285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I15]+[.$J$1]" office:value-type="float" office:value="67">
            <text:p>67</text:p>
          </table:table-cell>
          <table:table-cell table:formula="of:=[.J15]+[.$J$1]" office:value-type="float" office:value="71">
            <text:p>71</text:p>
          </table:table-cell>
          <table:table-cell/>
          <table:table-cell table:formula="of:=INDIRECT(CONCATENATE([.L$1];[.$I16]))" office:value-type="float" office:value="524288">
            <text:p>524288</text:p>
          </table:table-cell>
          <table:table-cell/>
          <table:table-cell table:formula="of:=AVERAGE(INDIRECT(CONCATENATE([.N$1];[.$I16];&quot;:&quot;;[.N$1];[.$J16])))" office:value-type="float" office:value="0.0669045">
            <text:p>0.0669045</text:p>
          </table:table-cell>
          <table:table-cell table:formula="of:=AVERAGE(INDIRECT(CONCATENATE([.O$1];[.$I16];&quot;:&quot;;[.O$1];[.$J16])))" office:value-type="float" office:value="0.02885412">
            <text:p>0.02885412</text:p>
          </table:table-cell>
          <table:table-cell/>
          <table:table-cell table:formula="of:=[.N16]/[.O16]" office:value-type="float" office:value="2.31871566348237">
            <text:p>2.3187156635</text:p>
          </table:table-cell>
          <table:table-cell/>
          <table:table-cell table:style-name="ce2" table:formula="of:=[.$L16] * LOG([.$L16]; 2)" office:value-type="float" office:value="9961472">
            <text:p>9961472</text:p>
          </table:table-cell>
          <table:table-cell table:style-name="ce2" table:formula="of:=[.$L16] * LOG( LOG([.$L16]; 2); 2)" office:value-type="float" office:value="2227137.42016831">
            <text:p>2227137</text:p>
          </table:table-cell>
          <table:table-cell/>
          <table:table-cell table:formula="of:=[.N16]/[.S16]" office:value-type="float" office:value="0.00000000671632666336863">
            <text:p>6.71632666336863E-009</text:p>
          </table:table-cell>
          <table:table-cell table:formula="of:=[.O16]/[.T16]" office:value-type="float" office:value="0.0000000129556980807316">
            <text:p>0.000000013</text:p>
          </table:table-cell>
          <table:table-cell/>
          <table:table-cell table:formula="of:=AVERAGE(INDIRECT(CONCATENATE([.Y$1];[.$I16];&quot;:&quot;;[.Y$1];[.$J16])))" office:value-type="float" office:value="113234.6">
            <text:p>113234.6</text:p>
          </table:table-cell>
          <table:table-cell table:formula="of:=AVERAGE(INDIRECT(CONCATENATE([.Z$1];[.$I16];&quot;:&quot;;[.Z$1];[.$J16])))" office:value-type="float" office:value="16671.2">
            <text:p>16671.2</text:p>
          </table:table-cell>
          <table:table-cell/>
          <table:table-cell table:formula="of:=[.Y16]/[.Z16]" office:value-type="float" office:value="6.79222851384423">
            <text:p>6.7922285138</text:p>
          </table:table-cell>
          <table:table-cell/>
          <table:table-cell table:formula="of:=[.N16]/([.S16]+[.Y16])" office:value-type="float" office:value="0.00000000664083855305523">
            <text:p>6.64083855305523E-009</text:p>
          </table:table-cell>
          <table:table-cell table:formula="of:=[.O16]/([.T16]+[.Z16])" office:value-type="float" office:value="0.000000012859438964913">
            <text:p>1.2859438964913E-008</text:p>
          </table:table-cell>
        </table:table-row>
        <table:table-row table:style-name="ro2">
          <table:table-cell office:value-type="float" office:value="512">
            <text:p>512</text:p>
          </table:table-cell>
          <table:table-cell office:value-type="float" office:value="0.000028237">
            <text:p>0.000028237</text:p>
          </table:table-cell>
          <table:table-cell office:value-type="float" office:value="0.000024716">
            <text:p>0.00002471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I16]+[.$J$1]" office:value-type="float" office:value="72">
            <text:p>72</text:p>
          </table:table-cell>
          <table:table-cell table:formula="of:=[.J16]+[.$J$1]" office:value-type="float" office:value="76">
            <text:p>76</text:p>
          </table:table-cell>
          <table:table-cell/>
          <table:table-cell table:formula="of:=INDIRECT(CONCATENATE([.L$1];[.$I17]))" office:value-type="float" office:value="1048576">
            <text:p>1048576</text:p>
          </table:table-cell>
          <table:table-cell/>
          <table:table-cell table:formula="of:=AVERAGE(INDIRECT(CONCATENATE([.N$1];[.$I17];&quot;:&quot;;[.N$1];[.$J17])))" office:value-type="float" office:value="0.1450404">
            <text:p>0.1450404</text:p>
          </table:table-cell>
          <table:table-cell table:formula="of:=AVERAGE(INDIRECT(CONCATENATE([.O$1];[.$I17];&quot;:&quot;;[.O$1];[.$J17])))" office:value-type="float" office:value="0.05658344">
            <text:p>0.05658344</text:p>
          </table:table-cell>
          <table:table-cell/>
          <table:table-cell table:formula="of:=[.N17]/[.O17]" office:value-type="float" office:value="2.56330120614795">
            <text:p>2.5633012061</text:p>
          </table:table-cell>
          <table:table-cell/>
          <table:table-cell table:style-name="ce2" table:formula="of:=[.$L17] * LOG([.$L17]; 2)" office:value-type="float" office:value="20971520">
            <text:p>20971520</text:p>
          </table:table-cell>
          <table:table-cell table:style-name="ce2" table:formula="of:=[.$L17] * LOG( LOG([.$L17]; 2); 2)" office:value-type="float" office:value="4531870.07402461">
            <text:p>4531870</text:p>
          </table:table-cell>
          <table:table-cell/>
          <table:table-cell table:formula="of:=[.N17]/[.S17]" office:value-type="float" office:value="0.00000000691606521606445">
            <text:p>6.91606521606445E-009</text:p>
          </table:table-cell>
          <table:table-cell table:formula="of:=[.O17]/[.T17]" office:value-type="float" office:value="0.0000000124856712738347">
            <text:p>1.24856712738347E-008</text:p>
          </table:table-cell>
          <table:table-cell/>
          <table:table-cell table:formula="of:=AVERAGE(INDIRECT(CONCATENATE([.Y$1];[.$I17];&quot;:&quot;;[.Y$1];[.$J17])))" office:value-type="float" office:value="230522.8">
            <text:p>230522.8</text:p>
          </table:table-cell>
          <table:table-cell table:formula="of:=AVERAGE(INDIRECT(CONCATENATE([.Z$1];[.$I17];&quot;:&quot;;[.Z$1];[.$J17])))" office:value-type="float" office:value="28944.6">
            <text:p>28944.6</text:p>
          </table:table-cell>
          <table:table-cell/>
          <table:table-cell table:formula="of:=[.Y17]/[.Z17]" office:value-type="float" office:value="7.96427658354235">
            <text:p>7.9642765835</text:p>
          </table:table-cell>
          <table:table-cell/>
          <table:table-cell table:formula="of:=[.N17]/([.S17]+[.Y17])" office:value-type="float" office:value="0.00000000684086912606365">
            <text:p>6.84086912606365E-009</text:p>
          </table:table-cell>
          <table:table-cell table:formula="of:=[.O17]/([.T17]+[.Z17])" office:value-type="float" office:value="0.0000000124064326319291">
            <text:p>1.24064326319291E-008</text:p>
          </table:table-cell>
        </table:table-row>
        <table:table-row table:style-name="ro2">
          <table:table-cell office:value-type="float" office:value="512">
            <text:p>512</text:p>
          </table:table-cell>
          <table:table-cell office:value-type="float" office:value="0.000023736">
            <text:p>0.000023736</text:p>
          </table:table-cell>
          <table:table-cell office:value-type="float" office:value="0.000017743">
            <text:p>0.00001774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I17]+[.$J$1]" office:value-type="float" office:value="77">
            <text:p>77</text:p>
          </table:table-cell>
          <table:table-cell table:formula="of:=[.J17]+[.$J$1]" office:value-type="float" office:value="81">
            <text:p>81</text:p>
          </table:table-cell>
          <table:table-cell/>
          <table:table-cell table:formula="of:=INDIRECT(CONCATENATE([.L$1];[.$I18]))" office:value-type="float" office:value="2097152">
            <text:p>2097152</text:p>
          </table:table-cell>
          <table:table-cell/>
          <table:table-cell table:formula="of:=AVERAGE(INDIRECT(CONCATENATE([.N$1];[.$I18];&quot;:&quot;;[.N$1];[.$J18])))" office:value-type="float" office:value="0.3525624">
            <text:p>0.3525624</text:p>
          </table:table-cell>
          <table:table-cell table:formula="of:=AVERAGE(INDIRECT(CONCATENATE([.O$1];[.$I18];&quot;:&quot;;[.O$1];[.$J18])))" office:value-type="float" office:value="0.115316">
            <text:p>0.115316</text:p>
          </table:table-cell>
          <table:table-cell/>
          <table:table-cell table:formula="of:=[.N18]/[.O18]" office:value-type="float" office:value="3.05735890943147">
            <text:p>3.0573589094</text:p>
          </table:table-cell>
          <table:table-cell/>
          <table:table-cell table:style-name="ce2" table:formula="of:=[.$L18] * LOG([.$L18]; 2)" office:value-type="float" office:value="44040192">
            <text:p>44040192</text:p>
          </table:table-cell>
          <table:table-cell table:style-name="ce2" table:formula="of:=[.$L18] * LOG( LOG([.$L18]; 2); 2)" office:value-type="float" office:value="9211357.26781532">
            <text:p>9211357</text:p>
          </table:table-cell>
          <table:table-cell/>
          <table:table-cell table:formula="of:=[.N18]/[.S18]" office:value-type="float" office:value="0.0000000080054691859654">
            <text:p>0.000000008</text:p>
          </table:table-cell>
          <table:table-cell table:formula="of:=[.O18]/[.T18]" office:value-type="float" office:value="0.0000000125188934320153">
            <text:p>1.25188934320153E-008</text:p>
          </table:table-cell>
          <table:table-cell/>
          <table:table-cell table:formula="of:=AVERAGE(INDIRECT(CONCATENATE([.Y$1];[.$I18];&quot;:&quot;;[.Y$1];[.$J18])))" office:value-type="float" office:value="472754.8">
            <text:p>472754.8</text:p>
          </table:table-cell>
          <table:table-cell table:formula="of:=AVERAGE(INDIRECT(CONCATENATE([.Z$1];[.$I18];&quot;:&quot;;[.Z$1];[.$J18])))" office:value-type="float" office:value="64299.2">
            <text:p>64299.2</text:p>
          </table:table-cell>
          <table:table-cell/>
          <table:table-cell table:formula="of:=[.Y18]/[.Z18]" office:value-type="float" office:value="7.35242118097892">
            <text:p>7.352421181</text:p>
          </table:table-cell>
          <table:table-cell/>
          <table:table-cell table:formula="of:=[.N18]/([.S18]+[.Y18])" office:value-type="float" office:value="0.00000000792044619252213">
            <text:p>7.92044619252213E-009</text:p>
          </table:table-cell>
          <table:table-cell table:formula="of:=[.O18]/([.T18]+[.Z18])" office:value-type="float" office:value="0.0000000124321119912239">
            <text:p>1.24321119912239E-008</text:p>
          </table:table-cell>
        </table:table-row>
        <table:table-row table:style-name="ro2">
          <table:table-cell office:value-type="float" office:value="512">
            <text:p>512</text:p>
          </table:table-cell>
          <table:table-cell office:value-type="float" office:value="0.000023554">
            <text:p>0.000023554</text:p>
          </table:table-cell>
          <table:table-cell office:value-type="float" office:value="0.000017533">
            <text:p>0.00001753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I18]+[.$J$1]" office:value-type="float" office:value="82">
            <text:p>82</text:p>
          </table:table-cell>
          <table:table-cell table:formula="of:=[.J18]+[.$J$1]" office:value-type="float" office:value="86">
            <text:p>86</text:p>
          </table:table-cell>
          <table:table-cell/>
          <table:table-cell table:formula="of:=INDIRECT(CONCATENATE([.L$1];[.$I19]))" office:value-type="float" office:value="4194304">
            <text:p>4194304</text:p>
          </table:table-cell>
          <table:table-cell/>
          <table:table-cell table:formula="of:=AVERAGE(INDIRECT(CONCATENATE([.N$1];[.$I19];&quot;:&quot;;[.N$1];[.$J19])))" office:value-type="float" office:value="0.739549">
            <text:p>0.739549</text:p>
          </table:table-cell>
          <table:table-cell table:formula="of:=AVERAGE(INDIRECT(CONCATENATE([.O$1];[.$I19];&quot;:&quot;;[.O$1];[.$J19])))" office:value-type="float" office:value="0.2319174">
            <text:p>0.2319174</text:p>
          </table:table-cell>
          <table:table-cell/>
          <table:table-cell table:formula="of:=[.N19]/[.O19]" office:value-type="float" office:value="3.18884654622723">
            <text:p>3.1888465462</text:p>
          </table:table-cell>
          <table:table-cell/>
          <table:table-cell table:style-name="ce2" table:formula="of:=[.$L19] * LOG([.$L19]; 2)" office:value-type="float" office:value="92274688">
            <text:p>92274688</text:p>
          </table:table-cell>
          <table:table-cell table:style-name="ce2" table:formula="of:=[.$L19] * LOG( LOG([.$L19]; 2); 2)" office:value-type="float" office:value="18704211.8757769">
            <text:p>18704212</text:p>
          </table:table-cell>
          <table:table-cell/>
          <table:table-cell table:formula="of:=[.N19]/[.S19]" office:value-type="float" office:value="0.0000000080146464434537">
            <text:p>0.000000008</text:p>
          </table:table-cell>
          <table:table-cell table:formula="of:=[.O19]/[.T19]" office:value-type="float" office:value="0.0000000123992072769635">
            <text:p>1.23992072769635E-008</text:p>
          </table:table-cell>
          <table:table-cell/>
          <table:table-cell table:formula="of:=AVERAGE(INDIRECT(CONCATENATE([.Y$1];[.$I19];&quot;:&quot;;[.Y$1];[.$J19])))" office:value-type="float" office:value="922950.8">
            <text:p>922950.8</text:p>
          </table:table-cell>
          <table:table-cell table:formula="of:=AVERAGE(INDIRECT(CONCATENATE([.Z$1];[.$I19];&quot;:&quot;;[.Z$1];[.$J19])))" office:value-type="float" office:value="160676.6">
            <text:p>160676.6</text:p>
          </table:table-cell>
          <table:table-cell/>
          <table:table-cell table:formula="of:=[.Y19]/[.Z19]" office:value-type="float" office:value="5.74415191757854">
            <text:p>5.7441519176</text:p>
          </table:table-cell>
          <table:table-cell/>
          <table:table-cell table:formula="of:=[.N19]/([.S19]+[.Y19])" office:value-type="float" office:value="0.00000000793527614564415">
            <text:p>7.93527614564415E-009</text:p>
          </table:table-cell>
          <table:table-cell table:formula="of:=[.O19]/([.T19]+[.Z19])" office:value-type="float" office:value="0.000000012293600372872">
            <text:p>1.2293600372872E-008</text:p>
          </table:table-cell>
        </table:table-row>
        <table:table-row table:style-name="ro2">
          <table:table-cell office:value-type="float" office:value="512">
            <text:p>512</text:p>
          </table:table-cell>
          <table:table-cell office:value-type="float" office:value="0.000024049">
            <text:p>0.000024049</text:p>
          </table:table-cell>
          <table:table-cell office:value-type="float" office:value="0.000017298">
            <text:p>0.00001729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I19]+[.$J$1]" office:value-type="float" office:value="87">
            <text:p>87</text:p>
          </table:table-cell>
          <table:table-cell table:formula="of:=[.J19]+[.$J$1]" office:value-type="float" office:value="91">
            <text:p>91</text:p>
          </table:table-cell>
          <table:table-cell/>
          <table:table-cell table:formula="of:=INDIRECT(CONCATENATE([.L$1];[.$I20]))" office:value-type="float" office:value="8388608">
            <text:p>8388608</text:p>
          </table:table-cell>
          <table:table-cell/>
          <table:table-cell table:formula="of:=AVERAGE(INDIRECT(CONCATENATE([.N$1];[.$I20];&quot;:&quot;;[.N$1];[.$J20])))" office:value-type="float" office:value="1.90415">
            <text:p>1.90415</text:p>
          </table:table-cell>
          <table:table-cell table:formula="of:=AVERAGE(INDIRECT(CONCATENATE([.O$1];[.$I20];&quot;:&quot;;[.O$1];[.$J20])))" office:value-type="float" office:value="0.4558134">
            <text:p>0.4558134</text:p>
          </table:table-cell>
          <table:table-cell/>
          <table:table-cell table:formula="of:=[.N20]/[.O20]" office:value-type="float" office:value="4.17747701142617">
            <text:p>4.1774770114</text:p>
          </table:table-cell>
          <table:table-cell/>
          <table:table-cell table:style-name="ce2" table:formula="of:=[.$L20] * LOG([.$L20]; 2)" office:value-type="float" office:value="192937984">
            <text:p>192937984</text:p>
          </table:table-cell>
          <table:table-cell table:style-name="ce2" table:formula="of:=[.$L20] * LOG( LOG([.$L20]; 2); 2)" office:value-type="float" office:value="37946388.0130755">
            <text:p>37946388</text:p>
          </table:table-cell>
          <table:table-cell/>
          <table:table-cell table:formula="of:=[.N20]/[.S20]" office:value-type="float" office:value="0.0000000098692334216574">
            <text:p>9.8692334216574E-009</text:p>
          </table:table-cell>
          <table:table-cell table:formula="of:=[.O20]/[.T20]" office:value-type="float" office:value="0.0000000120120365564948">
            <text:p>0.000000012</text:p>
          </table:table-cell>
          <table:table-cell/>
          <table:table-cell table:formula="of:=AVERAGE(INDIRECT(CONCATENATE([.Y$1];[.$I20];&quot;:&quot;;[.Y$1];[.$J20])))" office:value-type="float" office:value="1850392">
            <text:p>1850392</text:p>
          </table:table-cell>
          <table:table-cell table:formula="of:=AVERAGE(INDIRECT(CONCATENATE([.Z$1];[.$I20];&quot;:&quot;;[.Z$1];[.$J20])))" office:value-type="float" office:value="314419.4">
            <text:p>314419.4</text:p>
          </table:table-cell>
          <table:table-cell/>
          <table:table-cell table:formula="of:=[.Y20]/[.Z20]" office:value-type="float" office:value="5.8851075983225">
            <text:p>5.8851075983</text:p>
          </table:table-cell>
          <table:table-cell/>
          <table:table-cell table:formula="of:=[.N20]/([.S20]+[.Y20])" office:value-type="float" office:value="0.00000000977548064777746">
            <text:p>9.77548064777746E-009</text:p>
          </table:table-cell>
          <table:table-cell table:formula="of:=[.O20]/([.T20]+[.Z20])" office:value-type="float" office:value="0.0000000119133241251001">
            <text:p>1.19133241251001E-008</text:p>
          </table:table-cell>
        </table:table-row>
        <table:table-row table:style-name="ro2">
          <table:table-cell office:value-type="float" office:value="512">
            <text:p>512</text:p>
          </table:table-cell>
          <table:table-cell office:value-type="float" office:value="0.000022921">
            <text:p>0.000022921</text:p>
          </table:table-cell>
          <table:table-cell office:value-type="float" office:value="0.000017643">
            <text:p>0.00001764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I20]+[.$J$1]" office:value-type="float" office:value="92">
            <text:p>92</text:p>
          </table:table-cell>
          <table:table-cell table:formula="of:=[.J20]+[.$J$1]" office:value-type="float" office:value="96">
            <text:p>96</text:p>
          </table:table-cell>
          <table:table-cell/>
          <table:table-cell table:formula="of:=INDIRECT(CONCATENATE([.L$1];[.$I21]))" office:value-type="float" office:value="16777216">
            <text:p>16777216</text:p>
          </table:table-cell>
          <table:table-cell/>
          <table:table-cell table:formula="of:=AVERAGE(INDIRECT(CONCATENATE([.N$1];[.$I21];&quot;:&quot;;[.N$1];[.$J21])))" office:value-type="float" office:value="4.174446">
            <text:p>4.174446</text:p>
          </table:table-cell>
          <table:table-cell table:formula="of:=AVERAGE(INDIRECT(CONCATENATE([.O$1];[.$I21];&quot;:&quot;;[.O$1];[.$J21])))" office:value-type="float" office:value="0.9337458">
            <text:p>0.9337458</text:p>
          </table:table-cell>
          <table:table-cell/>
          <table:table-cell table:formula="of:=[.N21]/[.O21]" office:value-type="float" office:value="4.47064500852373">
            <text:p>4.4706450085</text:p>
          </table:table-cell>
          <table:table-cell/>
          <table:table-cell table:style-name="ce2" table:formula="of:=[.$L21] * LOG([.$L21]; 2)" office:value-type="float" office:value="402653184">
            <text:p>402653184</text:p>
          </table:table-cell>
          <table:table-cell table:style-name="ce2" table:formula="of:=[.$L21] * LOG( LOG([.$L21]; 2); 2)" office:value-type="float" office:value="76922906.226499">
            <text:p>76922906</text:p>
          </table:table-cell>
          <table:table-cell/>
          <table:table-cell table:formula="of:=[.N21]/[.S21]" office:value-type="float" office:value="0.0000000103673487901688">
            <text:p>1.03673487901688E-008</text:p>
          </table:table-cell>
          <table:table-cell table:formula="of:=[.O21]/[.T21]" office:value-type="float" office:value="0.0000000121387223364987">
            <text:p>1.21387223364987E-008</text:p>
          </table:table-cell>
          <table:table-cell/>
          <table:table-cell table:formula="of:=AVERAGE(INDIRECT(CONCATENATE([.Y$1];[.$I21];&quot;:&quot;;[.Y$1];[.$J21])))" office:value-type="float" office:value="3613944">
            <text:p>3613944</text:p>
          </table:table-cell>
          <table:table-cell table:formula="of:=AVERAGE(INDIRECT(CONCATENATE([.Z$1];[.$I21];&quot;:&quot;;[.Z$1];[.$J21])))" office:value-type="float" office:value="254039">
            <text:p>254039</text:p>
          </table:table-cell>
          <table:table-cell/>
          <table:table-cell table:formula="of:=[.Y21]/[.Z21]" office:value-type="float" office:value="14.2259416861191">
            <text:p>14.2259416861</text:p>
          </table:table-cell>
          <table:table-cell/>
          <table:table-cell table:formula="of:=[.N21]/([.S21]+[.Y21])" office:value-type="float" office:value="0.0000000102751261726496">
            <text:p>1.02751261726496E-008</text:p>
          </table:table-cell>
          <table:table-cell table:formula="of:=[.O21]/([.T21]+[.Z21])" office:value-type="float" office:value="0.0000000120987659884651">
            <text:p>1.20987659884651E-008</text:p>
          </table:table-cell>
        </table:table-row>
        <table:table-row table:style-name="ro2">
          <table:table-cell office:value-type="float" office:value="1024">
            <text:p>1024</text:p>
          </table:table-cell>
          <table:table-cell office:value-type="float" office:value="0.000046521">
            <text:p>0.000046521</text:p>
          </table:table-cell>
          <table:table-cell office:value-type="float" office:value="0.000034541">
            <text:p>0.00003454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I21]+[.$J$1]" office:value-type="float" office:value="97">
            <text:p>97</text:p>
          </table:table-cell>
          <table:table-cell table:formula="of:=[.J21]+[.$J$1]" office:value-type="float" office:value="101">
            <text:p>101</text:p>
          </table:table-cell>
          <table:table-cell table:formula="of:=2^25" office:value-type="float" office:value="33554432">
            <text:p>33554432</text:p>
          </table:table-cell>
          <table:table-cell table:formula="of:=INDIRECT(CONCATENATE([.L$1];[.$I22]))" office:value-type="float" office:value="33554432">
            <text:p>33554432</text:p>
          </table:table-cell>
          <table:table-cell/>
          <table:table-cell table:formula="of:=AVERAGE(INDIRECT(CONCATENATE([.N$1];[.$I22];&quot;:&quot;;[.N$1];[.$J22])))" office:value-type="float" office:value="9.197378">
            <text:p>9.197378</text:p>
          </table:table-cell>
          <table:table-cell table:formula="of:=AVERAGE(INDIRECT(CONCATENATE([.O$1];[.$I22];&quot;:&quot;;[.O$1];[.$J22])))" office:value-type="float" office:value="1.872794">
            <text:p>1.872794</text:p>
          </table:table-cell>
          <table:table-cell/>
          <table:table-cell table:formula="of:=[.N22]/[.O22]" office:value-type="float" office:value="4.91104627631229">
            <text:p>4.9110462763</text:p>
          </table:table-cell>
          <table:table-cell/>
          <table:table-cell table:style-name="ce2" table:formula="of:=[.$L22] * LOG([.$L22]; 2)" office:value-type="float" office:value="838860800">
            <text:p>838860800</text:p>
          </table:table-cell>
          <table:table-cell table:style-name="ce2" table:formula="of:=[.$L22] * LOG( LOG([.$L22]; 2); 2)" office:value-type="float" office:value="155821956.737575">
            <text:p>155821957</text:p>
          </table:table-cell>
          <table:table-cell/>
          <table:table-cell table:formula="of:=[.N22]/[.S22]" office:value-type="float" office:value="0.0000000109641289710999">
            <text:p>0.000000011</text:p>
          </table:table-cell>
          <table:table-cell table:formula="of:=[.O22]/[.T22]" office:value-type="float" office:value="0.0000000120188068434671">
            <text:p>0.000000012</text:p>
          </table:table-cell>
          <table:table-cell/>
          <table:table-cell table:formula="of:=AVERAGE(INDIRECT(CONCATENATE([.Y$1];[.$I22];&quot;:&quot;;[.Y$1];[.$J22])))" office:value-type="float" office:value="6515722">
            <text:p>6515722</text:p>
          </table:table-cell>
          <table:table-cell table:formula="of:=AVERAGE(INDIRECT(CONCATENATE([.Z$1];[.$I22];&quot;:&quot;;[.Z$1];[.$J22])))" office:value-type="float" office:value="509389.4">
            <text:p>509389.4</text:p>
          </table:table-cell>
          <table:table-cell/>
          <table:table-cell table:formula="of:=[.Y22]/[.Z22]" office:value-type="float" office:value="12.7912398648264">
            <text:p>12.7912398648</text:p>
          </table:table-cell>
          <table:table-cell/>
          <table:table-cell table:formula="of:=[.N22]/([.S22]+[.Y22])" office:value-type="float" office:value="0.0000000108796231745835">
            <text:p>1.08796231745835E-008</text:p>
          </table:table-cell>
          <table:table-cell table:formula="of:=[.O22]/([.T22]+[.Z22])" office:value-type="float" office:value="0.0000000119796448138552">
            <text:p>0.000000012</text:p>
          </table:table-cell>
        </table:table-row>
        <table:table-row table:style-name="ro2">
          <table:table-cell office:value-type="float" office:value="1024">
            <text:p>1024</text:p>
          </table:table-cell>
          <table:table-cell office:value-type="float" office:value="0.000048073">
            <text:p>0.000048073</text:p>
          </table:table-cell>
          <table:table-cell office:value-type="float" office:value="0.000034407">
            <text:p>0.00003440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5"/>
        </table:table-row>
        <table:table-row table:style-name="ro2">
          <table:table-cell office:value-type="float" office:value="1024">
            <text:p>1024</text:p>
          </table:table-cell>
          <table:table-cell office:value-type="float" office:value="0.00004447">
            <text:p>0.00004447</text:p>
          </table:table-cell>
          <table:table-cell office:value-type="float" office:value="0.000032539">
            <text:p>0.00003253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5"/>
        </table:table-row>
        <table:table-row table:style-name="ro2">
          <table:table-cell office:value-type="float" office:value="1024">
            <text:p>1024</text:p>
          </table:table-cell>
          <table:table-cell office:value-type="float" office:value="0.000044601">
            <text:p>0.000044601</text:p>
          </table:table-cell>
          <table:table-cell office:value-type="float" office:value="0.000032291">
            <text:p>0.00003229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5"/>
        </table:table-row>
        <table:table-row table:style-name="ro2">
          <table:table-cell office:value-type="float" office:value="1024">
            <text:p>1024</text:p>
          </table:table-cell>
          <table:table-cell office:value-type="float" office:value="0.000044112">
            <text:p>0.000044112</text:p>
          </table:table-cell>
          <table:table-cell office:value-type="float" office:value="0.000032255">
            <text:p>0.00003225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5"/>
        </table:table-row>
        <table:table-row table:style-name="ro2">
          <table:table-cell office:value-type="float" office:value="2048">
            <text:p>2048</text:p>
          </table:table-cell>
          <table:table-cell office:value-type="float" office:value="0.000089289">
            <text:p>0.000089289</text:p>
          </table:table-cell>
          <table:table-cell office:value-type="float" office:value="0.000064004">
            <text:p>0.00006400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5"/>
        </table:table-row>
        <table:table-row table:style-name="ro2">
          <table:table-cell office:value-type="float" office:value="2048">
            <text:p>2048</text:p>
          </table:table-cell>
          <table:table-cell office:value-type="float" office:value="0.000089535">
            <text:p>0.000089535</text:p>
          </table:table-cell>
          <table:table-cell office:value-type="float" office:value="0.000064027">
            <text:p>0.00006402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5"/>
        </table:table-row>
        <table:table-row table:style-name="ro2">
          <table:table-cell office:value-type="float" office:value="2048">
            <text:p>2048</text:p>
          </table:table-cell>
          <table:table-cell office:value-type="float" office:value="0.000111901">
            <text:p>0.000111901</text:p>
          </table:table-cell>
          <table:table-cell office:value-type="float" office:value="0.000066029">
            <text:p>0.00006602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5"/>
        </table:table-row>
        <table:table-row table:style-name="ro2">
          <table:table-cell office:value-type="float" office:value="2048">
            <text:p>2048</text:p>
          </table:table-cell>
          <table:table-cell office:value-type="float" office:value="0.000107685">
            <text:p>0.000107685</text:p>
          </table:table-cell>
          <table:table-cell office:value-type="float" office:value="0.000069131">
            <text:p>0.000069131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string">
            <text:p><text:s/></text:p>
          </table:table-cell>
          <table:table-cell table:number-columns-repeated="25"/>
        </table:table-row>
        <table:table-row table:style-name="ro2">
          <table:table-cell office:value-type="float" office:value="2048">
            <text:p>2048</text:p>
          </table:table-cell>
          <table:table-cell office:value-type="float" office:value="0.000088718">
            <text:p>0.000088718</text:p>
          </table:table-cell>
          <table:table-cell office:value-type="float" office:value="0.000064014">
            <text:p>0.00006401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5"/>
        </table:table-row>
        <table:table-row table:style-name="ro2">
          <table:table-cell office:value-type="float" office:value="4096">
            <text:p>4096</text:p>
          </table:table-cell>
          <table:table-cell office:value-type="float" office:value="0.000185789">
            <text:p>0.000185789</text:p>
          </table:table-cell>
          <table:table-cell office:value-type="float" office:value="0.000137105">
            <text:p>0.00013710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5"/>
        </table:table-row>
        <table:table-row table:style-name="ro2">
          <table:table-cell office:value-type="float" office:value="4096">
            <text:p>4096</text:p>
          </table:table-cell>
          <table:table-cell office:value-type="float" office:value="0.000181576">
            <text:p>0.000181576</text:p>
          </table:table-cell>
          <table:table-cell office:value-type="float" office:value="0.000137206">
            <text:p>0.00013720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5"/>
        </table:table-row>
        <table:table-row table:style-name="ro2">
          <table:table-cell office:value-type="float" office:value="4096">
            <text:p>4096</text:p>
          </table:table-cell>
          <table:table-cell office:value-type="float" office:value="0.000195666">
            <text:p>0.000195666</text:p>
          </table:table-cell>
          <table:table-cell office:value-type="float" office:value="0.000146246">
            <text:p>0.00014624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5"/>
        </table:table-row>
        <table:table-row table:style-name="ro2">
          <table:table-cell office:value-type="float" office:value="4096">
            <text:p>4096</text:p>
          </table:table-cell>
          <table:table-cell office:value-type="float" office:value="0.000181652">
            <text:p>0.000181652</text:p>
          </table:table-cell>
          <table:table-cell office:value-type="float" office:value="0.000136999">
            <text:p>0.0001369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5"/>
        </table:table-row>
        <table:table-row table:style-name="ro2">
          <table:table-cell office:value-type="float" office:value="4096">
            <text:p>4096</text:p>
          </table:table-cell>
          <table:table-cell office:value-type="float" office:value="0.000182112">
            <text:p>0.000182112</text:p>
          </table:table-cell>
          <table:table-cell office:value-type="float" office:value="0.000137112">
            <text:p>0.00013711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5"/>
        </table:table-row>
        <table:table-row table:style-name="ro2">
          <table:table-cell office:value-type="float" office:value="8192">
            <text:p>8192</text:p>
          </table:table-cell>
          <table:table-cell office:value-type="float" office:value="0.000412012">
            <text:p>0.000412012</text:p>
          </table:table-cell>
          <table:table-cell office:value-type="float" office:value="0.000286606">
            <text:p>0.00028660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5"/>
        </table:table-row>
        <table:table-row table:style-name="ro2">
          <table:table-cell office:value-type="float" office:value="8192">
            <text:p>8192</text:p>
          </table:table-cell>
          <table:table-cell office:value-type="float" office:value="0.000563987">
            <text:p>0.000563987</text:p>
          </table:table-cell>
          <table:table-cell office:value-type="float" office:value="0.000359454">
            <text:p>0.00035945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5"/>
        </table:table-row>
        <table:table-row table:style-name="ro2">
          <table:table-cell office:value-type="float" office:value="8192">
            <text:p>8192</text:p>
          </table:table-cell>
          <table:table-cell office:value-type="float" office:value="0.000435998">
            <text:p>0.000435998</text:p>
          </table:table-cell>
          <table:table-cell office:value-type="float" office:value="0.000272239">
            <text:p>0.00027223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5"/>
        </table:table-row>
        <table:table-row table:style-name="ro2">
          <table:table-cell office:value-type="float" office:value="8192">
            <text:p>8192</text:p>
          </table:table-cell>
          <table:table-cell office:value-type="float" office:value="0.000377192">
            <text:p>0.000377192</text:p>
          </table:table-cell>
          <table:table-cell office:value-type="float" office:value="0.00027232">
            <text:p>0.0002723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5"/>
        </table:table-row>
        <table:table-row table:style-name="ro2">
          <table:table-cell office:value-type="float" office:value="8192">
            <text:p>8192</text:p>
          </table:table-cell>
          <table:table-cell office:value-type="float" office:value="0.000376655">
            <text:p>0.000376655</text:p>
          </table:table-cell>
          <table:table-cell office:value-type="float" office:value="0.000272204">
            <text:p>0.00027220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5"/>
        </table:table-row>
        <table:table-row table:style-name="ro2">
          <table:table-cell office:value-type="float" office:value="16384">
            <text:p>16384</text:p>
          </table:table-cell>
          <table:table-cell office:value-type="float" office:value="0.000876659">
            <text:p>0.000876659</text:p>
          </table:table-cell>
          <table:table-cell office:value-type="float" office:value="0.000576663">
            <text:p>0.00057666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5"/>
        </table:table-row>
        <table:table-row table:style-name="ro2">
          <table:table-cell office:value-type="float" office:value="16384">
            <text:p>16384</text:p>
          </table:table-cell>
          <table:table-cell office:value-type="float" office:value="0.000827952">
            <text:p>0.000827952</text:p>
          </table:table-cell>
          <table:table-cell office:value-type="float" office:value="0.000576373">
            <text:p>0.00057637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5"/>
        </table:table-row>
        <table:table-row table:style-name="ro2">
          <table:table-cell office:value-type="float" office:value="16384">
            <text:p>16384</text:p>
          </table:table-cell>
          <table:table-cell office:value-type="float" office:value="0.000803352">
            <text:p>0.000803352</text:p>
          </table:table-cell>
          <table:table-cell office:value-type="float" office:value="0.000585355">
            <text:p>0.00058535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5"/>
        </table:table-row>
        <table:table-row table:style-name="ro2">
          <table:table-cell office:value-type="float" office:value="16384">
            <text:p>16384</text:p>
          </table:table-cell>
          <table:table-cell office:value-type="float" office:value="0.000794431">
            <text:p>0.000794431</text:p>
          </table:table-cell>
          <table:table-cell office:value-type="float" office:value="0.000576461">
            <text:p>0.00057646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<text:s/></text:p>
          </table:table-cell>
          <table:table-cell table:number-columns-repeated="25"/>
        </table:table-row>
        <table:table-row table:style-name="ro2">
          <table:table-cell office:value-type="float" office:value="16384">
            <text:p>16384</text:p>
          </table:table-cell>
          <table:table-cell office:value-type="float" office:value="0.000868143">
            <text:p>0.000868143</text:p>
          </table:table-cell>
          <table:table-cell office:value-type="float" office:value="0.00063875">
            <text:p>0.0006387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5"/>
        </table:table-row>
        <table:table-row table:style-name="ro2">
          <table:table-cell office:value-type="float" office:value="32768">
            <text:p>32768</text:p>
          </table:table-cell>
          <table:table-cell office:value-type="float" office:value="0.00192184">
            <text:p>0.00192184</text:p>
          </table:table-cell>
          <table:table-cell office:value-type="float" office:value="0.0011581">
            <text:p>0.0011581</text:p>
          </table:table-cell>
          <table:table-cell office:value-type="float" office:value="109">
            <text:p>109</text:p>
          </table:table-cell>
          <table:table-cell office:value-type="float" office:value="47">
            <text:p>47</text:p>
          </table:table-cell>
          <table:table-cell office:value-type="string">
            <text:p><text:s/></text:p>
          </table:table-cell>
          <table:table-cell table:number-columns-repeated="25"/>
        </table:table-row>
        <table:table-row table:style-name="ro2">
          <table:table-cell office:value-type="float" office:value="32768">
            <text:p>32768</text:p>
          </table:table-cell>
          <table:table-cell office:value-type="float" office:value="0.00161973">
            <text:p>0.00161973</text:p>
          </table:table-cell>
          <table:table-cell office:value-type="float" office:value="0.001163">
            <text:p>0.001163</text:p>
          </table:table-cell>
          <table:table-cell office:value-type="float" office:value="73">
            <text:p>73</text:p>
          </table:table-cell>
          <table:table-cell office:value-type="float" office:value="8">
            <text:p>8</text:p>
          </table:table-cell>
          <table:table-cell office:value-type="string">
            <text:p><text:s/></text:p>
          </table:table-cell>
          <table:table-cell table:number-columns-repeated="25"/>
        </table:table-row>
        <table:table-row table:style-name="ro2">
          <table:table-cell office:value-type="float" office:value="32768">
            <text:p>32768</text:p>
          </table:table-cell>
          <table:table-cell office:value-type="float" office:value="0.00197224">
            <text:p>0.00197224</text:p>
          </table:table-cell>
          <table:table-cell office:value-type="float" office:value="0.00137081">
            <text:p>0.00137081</text:p>
          </table:table-cell>
          <table:table-cell office:value-type="float" office:value="236">
            <text:p>236</text:p>
          </table:table-cell>
          <table:table-cell office:value-type="float" office:value="92">
            <text:p>92</text:p>
          </table:table-cell>
          <table:table-cell office:value-type="string">
            <text:p><text:s/></text:p>
          </table:table-cell>
          <table:table-cell table:number-columns-repeated="25"/>
        </table:table-row>
        <table:table-row table:style-name="ro2">
          <table:table-cell office:value-type="float" office:value="32768">
            <text:p>32768</text:p>
          </table:table-cell>
          <table:table-cell office:value-type="float" office:value="0.00171062">
            <text:p>0.00171062</text:p>
          </table:table-cell>
          <table:table-cell office:value-type="float" office:value="0.00115783">
            <text:p>0.00115783</text:p>
          </table:table-cell>
          <table:table-cell office:value-type="float" office:value="89">
            <text:p>89</text:p>
          </table:table-cell>
          <table:table-cell office:value-type="float" office:value="30">
            <text:p>30</text:p>
          </table:table-cell>
          <table:table-cell office:value-type="string">
            <text:p><text:s/></text:p>
          </table:table-cell>
          <table:table-cell table:number-columns-repeated="25"/>
        </table:table-row>
        <table:table-row table:style-name="ro2">
          <table:table-cell office:value-type="float" office:value="32768">
            <text:p>32768</text:p>
          </table:table-cell>
          <table:table-cell office:value-type="float" office:value="0.00211009">
            <text:p>0.00211009</text:p>
          </table:table-cell>
          <table:table-cell office:value-type="float" office:value="0.00115992">
            <text:p>0.00115992</text:p>
          </table:table-cell>
          <table:table-cell office:value-type="float" office:value="77">
            <text:p>77</text:p>
          </table:table-cell>
          <table:table-cell office:value-type="float" office:value="10">
            <text:p>10</text:p>
          </table:table-cell>
          <table:table-cell office:value-type="string">
            <text:p><text:s/></text:p>
          </table:table-cell>
          <table:table-cell table:number-columns-repeated="25"/>
        </table:table-row>
        <table:table-row table:style-name="ro2">
          <table:table-cell office:value-type="float" office:value="65536">
            <text:p>65536</text:p>
          </table:table-cell>
          <table:table-cell office:value-type="float" office:value="0.00553049">
            <text:p>0.00553049</text:p>
          </table:table-cell>
          <table:table-cell office:value-type="float" office:value="0.00352031">
            <text:p>0.00352031</text:p>
          </table:table-cell>
          <table:table-cell office:value-type="float" office:value="5762">
            <text:p>5762</text:p>
          </table:table-cell>
          <table:table-cell office:value-type="float" office:value="1403">
            <text:p>1403</text:p>
          </table:table-cell>
          <table:table-cell office:value-type="string">
            <text:p><text:s/></text:p>
          </table:table-cell>
          <table:table-cell table:number-columns-repeated="25"/>
        </table:table-row>
        <table:table-row table:style-name="ro2">
          <table:table-cell office:value-type="float" office:value="65536">
            <text:p>65536</text:p>
          </table:table-cell>
          <table:table-cell office:value-type="float" office:value="0.00460298">
            <text:p>0.00460298</text:p>
          </table:table-cell>
          <table:table-cell office:value-type="float" office:value="0.00389336">
            <text:p>0.00389336</text:p>
          </table:table-cell>
          <table:table-cell office:value-type="float" office:value="5097">
            <text:p>5097</text:p>
          </table:table-cell>
          <table:table-cell office:value-type="float" office:value="3132">
            <text:p>3132</text:p>
          </table:table-cell>
          <table:table-cell office:value-type="string">
            <text:p><text:s/></text:p>
          </table:table-cell>
          <table:table-cell table:number-columns-repeated="25"/>
        </table:table-row>
        <table:table-row table:style-name="ro2">
          <table:table-cell office:value-type="float" office:value="65536">
            <text:p>65536</text:p>
          </table:table-cell>
          <table:table-cell office:value-type="float" office:value="0.00486199">
            <text:p>0.00486199</text:p>
          </table:table-cell>
          <table:table-cell office:value-type="float" office:value="0.00353899">
            <text:p>0.00353899</text:p>
          </table:table-cell>
          <table:table-cell office:value-type="float" office:value="10689">
            <text:p>10689</text:p>
          </table:table-cell>
          <table:table-cell office:value-type="float" office:value="1893">
            <text:p>1893</text:p>
          </table:table-cell>
          <table:table-cell office:value-type="string">
            <text:p><text:s/></text:p>
          </table:table-cell>
          <table:table-cell table:number-columns-repeated="25"/>
        </table:table-row>
        <table:table-row table:style-name="ro2">
          <table:table-cell office:value-type="float" office:value="65536">
            <text:p>65536</text:p>
          </table:table-cell>
          <table:table-cell office:value-type="float" office:value="0.00477392">
            <text:p>0.00477392</text:p>
          </table:table-cell>
          <table:table-cell office:value-type="float" office:value="0.00361896">
            <text:p>0.00361896</text:p>
          </table:table-cell>
          <table:table-cell office:value-type="float" office:value="5584">
            <text:p>5584</text:p>
          </table:table-cell>
          <table:table-cell office:value-type="float" office:value="1604">
            <text:p>1604</text:p>
          </table:table-cell>
          <table:table-cell office:value-type="string">
            <text:p><text:s/></text:p>
          </table:table-cell>
          <table:table-cell table:number-columns-repeated="25"/>
        </table:table-row>
        <table:table-row table:style-name="ro2">
          <table:table-cell office:value-type="float" office:value="65536">
            <text:p>65536</text:p>
          </table:table-cell>
          <table:table-cell office:value-type="float" office:value="0.00470634">
            <text:p>0.00470634</text:p>
          </table:table-cell>
          <table:table-cell office:value-type="float" office:value="0.00352499">
            <text:p>0.00352499</text:p>
          </table:table-cell>
          <table:table-cell office:value-type="float" office:value="5214">
            <text:p>5214</text:p>
          </table:table-cell>
          <table:table-cell office:value-type="float" office:value="1456">
            <text:p>1456</text:p>
          </table:table-cell>
          <table:table-cell office:value-type="string">
            <text:p><text:s/></text:p>
          </table:table-cell>
          <table:table-cell table:number-columns-repeated="25"/>
        </table:table-row>
        <table:table-row table:style-name="ro2">
          <table:table-cell office:value-type="float" office:value="131072">
            <text:p>131072</text:p>
          </table:table-cell>
          <table:table-cell office:value-type="float" office:value="0.0121213">
            <text:p>0.0121213</text:p>
          </table:table-cell>
          <table:table-cell office:value-type="float" office:value="0.00729847">
            <text:p>0.00729847</text:p>
          </table:table-cell>
          <table:table-cell office:value-type="float" office:value="26624">
            <text:p>26624</text:p>
          </table:table-cell>
          <table:table-cell office:value-type="float" office:value="3983">
            <text:p>3983</text:p>
          </table:table-cell>
          <table:table-cell office:value-type="string">
            <text:p><text:s/></text:p>
          </table:table-cell>
          <table:table-cell table:number-columns-repeated="25"/>
        </table:table-row>
        <table:table-row table:style-name="ro2">
          <table:table-cell office:value-type="float" office:value="131072">
            <text:p>131072</text:p>
          </table:table-cell>
          <table:table-cell office:value-type="float" office:value="0.0113828">
            <text:p>0.0113828</text:p>
          </table:table-cell>
          <table:table-cell office:value-type="float" office:value="0.0070581">
            <text:p>0.0070581</text:p>
          </table:table-cell>
          <table:table-cell office:value-type="float" office:value="23733">
            <text:p>23733</text:p>
          </table:table-cell>
          <table:table-cell office:value-type="float" office:value="3614">
            <text:p>3614</text:p>
          </table:table-cell>
          <table:table-cell office:value-type="string">
            <text:p><text:s/></text:p>
          </table:table-cell>
          <table:table-cell table:number-columns-repeated="25"/>
        </table:table-row>
        <table:table-row table:style-name="ro2">
          <table:table-cell office:value-type="float" office:value="131072">
            <text:p>131072</text:p>
          </table:table-cell>
          <table:table-cell office:value-type="float" office:value="0.0129315">
            <text:p>0.0129315</text:p>
          </table:table-cell>
          <table:table-cell office:value-type="float" office:value="0.00789286">
            <text:p>0.00789286</text:p>
          </table:table-cell>
          <table:table-cell office:value-type="float" office:value="27720">
            <text:p>27720</text:p>
          </table:table-cell>
          <table:table-cell office:value-type="float" office:value="6384">
            <text:p>6384</text:p>
          </table:table-cell>
          <table:table-cell office:value-type="string">
            <text:p><text:s/></text:p>
          </table:table-cell>
          <table:table-cell table:number-columns-repeated="25"/>
        </table:table-row>
        <table:table-row table:style-name="ro2">
          <table:table-cell office:value-type="float" office:value="131072">
            <text:p>131072</text:p>
          </table:table-cell>
          <table:table-cell office:value-type="float" office:value="0.012124">
            <text:p>0.012124</text:p>
          </table:table-cell>
          <table:table-cell office:value-type="float" office:value="0.00706019">
            <text:p>0.00706019</text:p>
          </table:table-cell>
          <table:table-cell office:value-type="float" office:value="25172">
            <text:p>25172</text:p>
          </table:table-cell>
          <table:table-cell office:value-type="float" office:value="4082">
            <text:p>4082</text:p>
          </table:table-cell>
          <table:table-cell office:value-type="string">
            <text:p><text:s/></text:p>
          </table:table-cell>
          <table:table-cell table:number-columns-repeated="25"/>
        </table:table-row>
        <table:table-row table:style-name="ro2">
          <table:table-cell office:value-type="float" office:value="131072">
            <text:p>131072</text:p>
          </table:table-cell>
          <table:table-cell office:value-type="float" office:value="0.0126562">
            <text:p>0.0126562</text:p>
          </table:table-cell>
          <table:table-cell office:value-type="float" office:value="0.0078267">
            <text:p>0.0078267</text:p>
          </table:table-cell>
          <table:table-cell office:value-type="float" office:value="25899">
            <text:p>25899</text:p>
          </table:table-cell>
          <table:table-cell office:value-type="float" office:value="7337">
            <text:p>7337</text:p>
          </table:table-cell>
          <table:table-cell office:value-type="string">
            <text:p><text:s/></text:p>
          </table:table-cell>
          <table:table-cell table:number-columns-repeated="25"/>
        </table:table-row>
        <table:table-row table:style-name="ro2">
          <table:table-cell office:value-type="float" office:value="262144">
            <text:p>262144</text:p>
          </table:table-cell>
          <table:table-cell office:value-type="float" office:value="0.0318434">
            <text:p>0.0318434</text:p>
          </table:table-cell>
          <table:table-cell office:value-type="float" office:value="0.0143841">
            <text:p>0.0143841</text:p>
          </table:table-cell>
          <table:table-cell office:value-type="float" office:value="57762">
            <text:p>57762</text:p>
          </table:table-cell>
          <table:table-cell office:value-type="float" office:value="9477">
            <text:p>9477</text:p>
          </table:table-cell>
          <table:table-cell office:value-type="string">
            <text:p><text:s/></text:p>
          </table:table-cell>
          <table:table-cell table:number-columns-repeated="25"/>
        </table:table-row>
        <table:table-row table:style-name="ro2">
          <table:table-cell office:value-type="float" office:value="262144">
            <text:p>262144</text:p>
          </table:table-cell>
          <table:table-cell office:value-type="float" office:value="0.027826">
            <text:p>0.027826</text:p>
          </table:table-cell>
          <table:table-cell office:value-type="float" office:value="0.0143838">
            <text:p>0.0143838</text:p>
          </table:table-cell>
          <table:table-cell office:value-type="float" office:value="49681">
            <text:p>49681</text:p>
          </table:table-cell>
          <table:table-cell office:value-type="float" office:value="8615">
            <text:p>8615</text:p>
          </table:table-cell>
          <table:table-cell office:value-type="string">
            <text:p><text:s/></text:p>
          </table:table-cell>
          <table:table-cell table:number-columns-repeated="25"/>
        </table:table-row>
        <table:table-row table:style-name="ro2">
          <table:table-cell office:value-type="float" office:value="262144">
            <text:p>262144</text:p>
          </table:table-cell>
          <table:table-cell office:value-type="float" office:value="0.0292381">
            <text:p>0.0292381</text:p>
          </table:table-cell>
          <table:table-cell office:value-type="float" office:value="0.0143274">
            <text:p>0.0143274</text:p>
          </table:table-cell>
          <table:table-cell office:value-type="float" office:value="51053">
            <text:p>51053</text:p>
          </table:table-cell>
          <table:table-cell office:value-type="float" office:value="7993">
            <text:p>7993</text:p>
          </table:table-cell>
          <table:table-cell office:value-type="string">
            <text:p><text:s/></text:p>
          </table:table-cell>
          <table:table-cell table:number-columns-repeated="25"/>
        </table:table-row>
        <table:table-row table:style-name="ro2">
          <table:table-cell office:value-type="float" office:value="262144">
            <text:p>262144</text:p>
          </table:table-cell>
          <table:table-cell office:value-type="float" office:value="0.0297759">
            <text:p>0.0297759</text:p>
          </table:table-cell>
          <table:table-cell office:value-type="float" office:value="0.0141545">
            <text:p>0.0141545</text:p>
          </table:table-cell>
          <table:table-cell office:value-type="float" office:value="51446">
            <text:p>51446</text:p>
          </table:table-cell>
          <table:table-cell office:value-type="float" office:value="8451">
            <text:p>8451</text:p>
          </table:table-cell>
          <table:table-cell office:value-type="string">
            <text:p><text:s/></text:p>
          </table:table-cell>
          <table:table-cell table:number-columns-repeated="25"/>
        </table:table-row>
        <table:table-row table:style-name="ro2">
          <table:table-cell office:value-type="float" office:value="262144">
            <text:p>262144</text:p>
          </table:table-cell>
          <table:table-cell office:value-type="float" office:value="0.0305364">
            <text:p>0.0305364</text:p>
          </table:table-cell>
          <table:table-cell office:value-type="float" office:value="0.0141765">
            <text:p>0.0141765</text:p>
          </table:table-cell>
          <table:table-cell office:value-type="float" office:value="54009">
            <text:p>54009</text:p>
          </table:table-cell>
          <table:table-cell office:value-type="float" office:value="8485">
            <text:p>8485</text:p>
          </table:table-cell>
          <table:table-cell office:value-type="string">
            <text:p><text:s/></text:p>
          </table:table-cell>
          <table:table-cell table:number-columns-repeated="25"/>
        </table:table-row>
        <table:table-row table:style-name="ro2">
          <table:table-cell office:value-type="float" office:value="524288">
            <text:p>524288</text:p>
          </table:table-cell>
          <table:table-cell office:value-type="float" office:value="0.0638593">
            <text:p>0.0638593</text:p>
          </table:table-cell>
          <table:table-cell office:value-type="float" office:value="0.0282609">
            <text:p>0.0282609</text:p>
          </table:table-cell>
          <table:table-cell office:value-type="float" office:value="118168">
            <text:p>118168</text:p>
          </table:table-cell>
          <table:table-cell office:value-type="float" office:value="15991">
            <text:p>15991</text:p>
          </table:table-cell>
          <table:table-cell office:value-type="string">
            <text:p><text:s/></text:p>
          </table:table-cell>
          <table:table-cell table:number-columns-repeated="25"/>
        </table:table-row>
        <table:table-row table:style-name="ro2">
          <table:table-cell office:value-type="float" office:value="524288">
            <text:p>524288</text:p>
          </table:table-cell>
          <table:table-cell office:value-type="float" office:value="0.0646963">
            <text:p>0.0646963</text:p>
          </table:table-cell>
          <table:table-cell office:value-type="float" office:value="0.0287602">
            <text:p>0.0287602</text:p>
          </table:table-cell>
          <table:table-cell office:value-type="float" office:value="113269">
            <text:p>113269</text:p>
          </table:table-cell>
          <table:table-cell office:value-type="float" office:value="16230">
            <text:p>16230</text:p>
          </table:table-cell>
          <table:table-cell office:value-type="string">
            <text:p><text:s/></text:p>
          </table:table-cell>
          <table:table-cell table:number-columns-repeated="25"/>
        </table:table-row>
        <table:table-row table:style-name="ro2">
          <table:table-cell office:value-type="float" office:value="524288">
            <text:p>524288</text:p>
          </table:table-cell>
          <table:table-cell office:value-type="float" office:value="0.0697575">
            <text:p>0.0697575</text:p>
          </table:table-cell>
          <table:table-cell office:value-type="float" office:value="0.0294014">
            <text:p>0.0294014</text:p>
          </table:table-cell>
          <table:table-cell office:value-type="float" office:value="110067">
            <text:p>110067</text:p>
          </table:table-cell>
          <table:table-cell office:value-type="float" office:value="18170">
            <text:p>18170</text:p>
          </table:table-cell>
          <table:table-cell office:value-type="string">
            <text:p><text:s/></text:p>
          </table:table-cell>
          <table:table-cell table:number-columns-repeated="25"/>
        </table:table-row>
        <table:table-row table:style-name="ro2">
          <table:table-cell office:value-type="float" office:value="524288">
            <text:p>524288</text:p>
          </table:table-cell>
          <table:table-cell office:value-type="float" office:value="0.0688285">
            <text:p>0.0688285</text:p>
          </table:table-cell>
          <table:table-cell office:value-type="float" office:value="0.0293627">
            <text:p>0.0293627</text:p>
          </table:table-cell>
          <table:table-cell office:value-type="float" office:value="113500">
            <text:p>113500</text:p>
          </table:table-cell>
          <table:table-cell office:value-type="float" office:value="16338">
            <text:p>16338</text:p>
          </table:table-cell>
          <table:table-cell office:value-type="string">
            <text:p><text:s/></text:p>
          </table:table-cell>
          <table:table-cell table:number-columns-repeated="25"/>
        </table:table-row>
        <table:table-row table:style-name="ro2">
          <table:table-cell office:value-type="float" office:value="524288">
            <text:p>524288</text:p>
          </table:table-cell>
          <table:table-cell office:value-type="float" office:value="0.0673809">
            <text:p>0.0673809</text:p>
          </table:table-cell>
          <table:table-cell office:value-type="float" office:value="0.0284854">
            <text:p>0.0284854</text:p>
          </table:table-cell>
          <table:table-cell office:value-type="float" office:value="111169">
            <text:p>111169</text:p>
          </table:table-cell>
          <table:table-cell office:value-type="float" office:value="16627">
            <text:p>16627</text:p>
          </table:table-cell>
          <table:table-cell office:value-type="string">
            <text:p><text:s/></text:p>
          </table:table-cell>
          <table:table-cell table:number-columns-repeated="25"/>
        </table:table-row>
        <table:table-row table:style-name="ro2">
          <table:table-cell office:value-type="float" office:value="1048576">
            <text:p>1048576</text:p>
          </table:table-cell>
          <table:table-cell office:value-type="float" office:value="0.149504">
            <text:p>0.149504</text:p>
          </table:table-cell>
          <table:table-cell office:value-type="float" office:value="0.0571145">
            <text:p>0.0571145</text:p>
          </table:table-cell>
          <table:table-cell office:value-type="float" office:value="228526">
            <text:p>228526</text:p>
          </table:table-cell>
          <table:table-cell office:value-type="float" office:value="32571">
            <text:p>32571</text:p>
          </table:table-cell>
          <table:table-cell office:value-type="string">
            <text:p><text:s/></text:p>
          </table:table-cell>
          <table:table-cell table:number-columns-repeated="25"/>
        </table:table-row>
        <table:table-row table:style-name="ro2">
          <table:table-cell office:value-type="float" office:value="1048576">
            <text:p>1048576</text:p>
          </table:table-cell>
          <table:table-cell office:value-type="float" office:value="0.134368">
            <text:p>0.134368</text:p>
          </table:table-cell>
          <table:table-cell office:value-type="float" office:value="0.056611">
            <text:p>0.056611</text:p>
          </table:table-cell>
          <table:table-cell office:value-type="float" office:value="247073">
            <text:p>247073</text:p>
          </table:table-cell>
          <table:table-cell office:value-type="float" office:value="27664">
            <text:p>27664</text:p>
          </table:table-cell>
          <table:table-cell office:value-type="string">
            <text:p><text:s/></text:p>
          </table:table-cell>
          <table:table-cell table:number-columns-repeated="25"/>
        </table:table-row>
        <table:table-row table:style-name="ro2">
          <table:table-cell office:value-type="float" office:value="1048576">
            <text:p>1048576</text:p>
          </table:table-cell>
          <table:table-cell office:value-type="float" office:value="0.153312">
            <text:p>0.153312</text:p>
          </table:table-cell>
          <table:table-cell office:value-type="float" office:value="0.0568266">
            <text:p>0.0568266</text:p>
          </table:table-cell>
          <table:table-cell office:value-type="float" office:value="235542">
            <text:p>235542</text:p>
          </table:table-cell>
          <table:table-cell office:value-type="float" office:value="28139">
            <text:p>28139</text:p>
          </table:table-cell>
          <table:table-cell office:value-type="string">
            <text:p><text:s/></text:p>
          </table:table-cell>
          <table:table-cell table:number-columns-repeated="25"/>
        </table:table-row>
        <table:table-row table:style-name="ro2">
          <table:table-cell office:value-type="float" office:value="1048576">
            <text:p>1048576</text:p>
          </table:table-cell>
          <table:table-cell office:value-type="float" office:value="0.147447">
            <text:p>0.147447</text:p>
          </table:table-cell>
          <table:table-cell office:value-type="float" office:value="0.0561627">
            <text:p>0.0561627</text:p>
          </table:table-cell>
          <table:table-cell office:value-type="float" office:value="223873">
            <text:p>223873</text:p>
          </table:table-cell>
          <table:table-cell office:value-type="float" office:value="28368">
            <text:p>28368</text:p>
          </table:table-cell>
          <table:table-cell office:value-type="string">
            <text:p><text:s/></text:p>
          </table:table-cell>
          <table:table-cell table:number-columns-repeated="25"/>
        </table:table-row>
        <table:table-row table:style-name="ro2">
          <table:table-cell office:value-type="float" office:value="1048576">
            <text:p>1048576</text:p>
          </table:table-cell>
          <table:table-cell office:value-type="float" office:value="0.140571">
            <text:p>0.140571</text:p>
          </table:table-cell>
          <table:table-cell office:value-type="float" office:value="0.0562024">
            <text:p>0.0562024</text:p>
          </table:table-cell>
          <table:table-cell office:value-type="float" office:value="217600">
            <text:p>217600</text:p>
          </table:table-cell>
          <table:table-cell office:value-type="float" office:value="27981">
            <text:p>27981</text:p>
          </table:table-cell>
          <table:table-cell office:value-type="string">
            <text:p><text:s/></text:p>
          </table:table-cell>
          <table:table-cell table:number-columns-repeated="25"/>
        </table:table-row>
        <table:table-row table:style-name="ro2">
          <table:table-cell office:value-type="float" office:value="2097152">
            <text:p>2097152</text:p>
          </table:table-cell>
          <table:table-cell office:value-type="float" office:value="0.330406">
            <text:p>0.330406</text:p>
          </table:table-cell>
          <table:table-cell office:value-type="float" office:value="0.113517">
            <text:p>0.113517</text:p>
          </table:table-cell>
          <table:table-cell office:value-type="float" office:value="439448">
            <text:p>439448</text:p>
          </table:table-cell>
          <table:table-cell office:value-type="float" office:value="61582">
            <text:p>61582</text:p>
          </table:table-cell>
          <table:table-cell office:value-type="string">
            <text:p><text:s/></text:p>
          </table:table-cell>
          <table:table-cell table:number-columns-repeated="25"/>
        </table:table-row>
        <table:table-row table:style-name="ro2">
          <table:table-cell office:value-type="float" office:value="2097152">
            <text:p>2097152</text:p>
          </table:table-cell>
          <table:table-cell office:value-type="float" office:value="0.340865">
            <text:p>0.340865</text:p>
          </table:table-cell>
          <table:table-cell office:value-type="float" office:value="0.113911">
            <text:p>0.113911</text:p>
          </table:table-cell>
          <table:table-cell office:value-type="float" office:value="474131">
            <text:p>474131</text:p>
          </table:table-cell>
          <table:table-cell office:value-type="float" office:value="59376">
            <text:p>59376</text:p>
          </table:table-cell>
          <table:table-cell office:value-type="string">
            <text:p><text:s/></text:p>
          </table:table-cell>
          <table:table-cell table:number-columns-repeated="25"/>
        </table:table-row>
        <table:table-row table:style-name="ro2">
          <table:table-cell office:value-type="float" office:value="2097152">
            <text:p>2097152</text:p>
          </table:table-cell>
          <table:table-cell office:value-type="float" office:value="0.431617">
            <text:p>0.431617</text:p>
          </table:table-cell>
          <table:table-cell office:value-type="float" office:value="0.113594">
            <text:p>0.113594</text:p>
          </table:table-cell>
          <table:table-cell office:value-type="float" office:value="460752">
            <text:p>460752</text:p>
          </table:table-cell>
          <table:table-cell office:value-type="float" office:value="58054">
            <text:p>58054</text:p>
          </table:table-cell>
          <table:table-cell office:value-type="string">
            <text:p><text:s/></text:p>
          </table:table-cell>
          <table:table-cell table:number-columns-repeated="25"/>
        </table:table-row>
        <table:table-row table:style-name="ro2">
          <table:table-cell office:value-type="float" office:value="2097152">
            <text:p>2097152</text:p>
          </table:table-cell>
          <table:table-cell office:value-type="float" office:value="0.317426">
            <text:p>0.317426</text:p>
          </table:table-cell>
          <table:table-cell office:value-type="float" office:value="0.114689">
            <text:p>0.114689</text:p>
          </table:table-cell>
          <table:table-cell office:value-type="float" office:value="444412">
            <text:p>444412</text:p>
          </table:table-cell>
          <table:table-cell office:value-type="float" office:value="61325">
            <text:p>61325</text:p>
          </table:table-cell>
          <table:table-cell office:value-type="string">
            <text:p><text:s/></text:p>
          </table:table-cell>
          <table:table-cell table:number-columns-repeated="25"/>
        </table:table-row>
        <table:table-row table:style-name="ro2">
          <table:table-cell office:value-type="float" office:value="2097152">
            <text:p>2097152</text:p>
          </table:table-cell>
          <table:table-cell office:value-type="float" office:value="0.342498">
            <text:p>0.342498</text:p>
          </table:table-cell>
          <table:table-cell office:value-type="float" office:value="0.120869">
            <text:p>0.120869</text:p>
          </table:table-cell>
          <table:table-cell office:value-type="float" office:value="545031">
            <text:p>545031</text:p>
          </table:table-cell>
          <table:table-cell office:value-type="float" office:value="81159">
            <text:p>81159</text:p>
          </table:table-cell>
          <table:table-cell office:value-type="string">
            <text:p><text:s/></text:p>
          </table:table-cell>
          <table:table-cell table:number-columns-repeated="25"/>
        </table:table-row>
        <table:table-row table:style-name="ro2">
          <table:table-cell office:value-type="float" office:value="4194304">
            <text:p>4194304</text:p>
          </table:table-cell>
          <table:table-cell office:value-type="float" office:value="0.702379">
            <text:p>0.702379</text:p>
          </table:table-cell>
          <table:table-cell office:value-type="float" office:value="0.234597">
            <text:p>0.234597</text:p>
          </table:table-cell>
          <table:table-cell office:value-type="float" office:value="888395">
            <text:p>888395</text:p>
          </table:table-cell>
          <table:table-cell office:value-type="float" office:value="168433">
            <text:p>168433</text:p>
          </table:table-cell>
          <table:table-cell office:value-type="string">
            <text:p><text:s/></text:p>
          </table:table-cell>
          <table:table-cell table:number-columns-repeated="25"/>
        </table:table-row>
        <table:table-row table:style-name="ro2">
          <table:table-cell office:value-type="float" office:value="4194304">
            <text:p>4194304</text:p>
          </table:table-cell>
          <table:table-cell office:value-type="float" office:value="0.71568">
            <text:p>0.71568</text:p>
          </table:table-cell>
          <table:table-cell office:value-type="float" office:value="0.234235">
            <text:p>0.234235</text:p>
          </table:table-cell>
          <table:table-cell office:value-type="float" office:value="961335">
            <text:p>961335</text:p>
          </table:table-cell>
          <table:table-cell office:value-type="float" office:value="149594">
            <text:p>149594</text:p>
          </table:table-cell>
          <table:table-cell office:value-type="string">
            <text:p><text:s/></text:p>
          </table:table-cell>
          <table:table-cell table:number-columns-repeated="25"/>
        </table:table-row>
        <table:table-row table:style-name="ro2">
          <table:table-cell office:value-type="float" office:value="4194304">
            <text:p>4194304</text:p>
          </table:table-cell>
          <table:table-cell office:value-type="float" office:value="0.651331">
            <text:p>0.651331</text:p>
          </table:table-cell>
          <table:table-cell office:value-type="float" office:value="0.235851">
            <text:p>0.235851</text:p>
          </table:table-cell>
          <table:table-cell office:value-type="float" office:value="978694">
            <text:p>978694</text:p>
          </table:table-cell>
          <table:table-cell office:value-type="float" office:value="170004">
            <text:p>170004</text:p>
          </table:table-cell>
          <table:table-cell office:value-type="string">
            <text:p><text:s/></text:p>
          </table:table-cell>
          <table:table-cell table:number-columns-repeated="25"/>
        </table:table-row>
        <table:table-row table:style-name="ro2">
          <table:table-cell office:value-type="float" office:value="4194304">
            <text:p>4194304</text:p>
          </table:table-cell>
          <table:table-cell office:value-type="float" office:value="0.909426">
            <text:p>0.909426</text:p>
          </table:table-cell>
          <table:table-cell office:value-type="float" office:value="0.226851">
            <text:p>0.226851</text:p>
          </table:table-cell>
          <table:table-cell office:value-type="float" office:value="913036">
            <text:p>913036</text:p>
          </table:table-cell>
          <table:table-cell office:value-type="float" office:value="156386">
            <text:p>156386</text:p>
          </table:table-cell>
          <table:table-cell office:value-type="string">
            <text:p><text:s/></text:p>
          </table:table-cell>
          <table:table-cell table:number-columns-repeated="25"/>
        </table:table-row>
        <table:table-row table:style-name="ro2">
          <table:table-cell office:value-type="float" office:value="4194304">
            <text:p>4194304</text:p>
          </table:table-cell>
          <table:table-cell office:value-type="float" office:value="0.718929">
            <text:p>0.718929</text:p>
          </table:table-cell>
          <table:table-cell office:value-type="float" office:value="0.228053">
            <text:p>0.228053</text:p>
          </table:table-cell>
          <table:table-cell office:value-type="float" office:value="873294">
            <text:p>873294</text:p>
          </table:table-cell>
          <table:table-cell office:value-type="float" office:value="158966">
            <text:p>158966</text:p>
          </table:table-cell>
          <table:table-cell office:value-type="string">
            <text:p><text:s/></text:p>
          </table:table-cell>
          <table:table-cell table:number-columns-repeated="25"/>
        </table:table-row>
        <table:table-row table:style-name="ro2">
          <table:table-cell office:value-type="float" office:value="8388608">
            <text:p>8388608</text:p>
          </table:table-cell>
          <table:table-cell office:value-type="float" office:value="1.94089">
            <text:p>1.94089</text:p>
          </table:table-cell>
          <table:table-cell office:value-type="float" office:value="0.45407">
            <text:p>0.45407</text:p>
          </table:table-cell>
          <table:table-cell office:value-type="float" office:value="1853600">
            <text:p>1853600</text:p>
          </table:table-cell>
          <table:table-cell office:value-type="float" office:value="313082">
            <text:p>313082</text:p>
          </table:table-cell>
          <table:table-cell office:value-type="string">
            <text:p><text:s/></text:p>
          </table:table-cell>
          <table:table-cell table:number-columns-repeated="25"/>
        </table:table-row>
        <table:table-row table:style-name="ro2">
          <table:table-cell office:value-type="float" office:value="8388608">
            <text:p>8388608</text:p>
          </table:table-cell>
          <table:table-cell office:value-type="float" office:value="1.92581">
            <text:p>1.92581</text:p>
          </table:table-cell>
          <table:table-cell office:value-type="float" office:value="0.455169">
            <text:p>0.455169</text:p>
          </table:table-cell>
          <table:table-cell office:value-type="float" office:value="1786230">
            <text:p>1786230</text:p>
          </table:table-cell>
          <table:table-cell office:value-type="float" office:value="316453">
            <text:p>316453</text:p>
          </table:table-cell>
          <table:table-cell office:value-type="string">
            <text:p><text:s/></text:p>
          </table:table-cell>
          <table:table-cell table:number-columns-repeated="25"/>
        </table:table-row>
        <table:table-row table:style-name="ro2">
          <table:table-cell office:value-type="float" office:value="8388608">
            <text:p>8388608</text:p>
          </table:table-cell>
          <table:table-cell office:value-type="float" office:value="1.96393">
            <text:p>1.96393</text:p>
          </table:table-cell>
          <table:table-cell office:value-type="float" office:value="0.456215">
            <text:p>0.456215</text:p>
          </table:table-cell>
          <table:table-cell office:value-type="float" office:value="1902820">
            <text:p>1902820</text:p>
          </table:table-cell>
          <table:table-cell office:value-type="float" office:value="317815">
            <text:p>317815</text:p>
          </table:table-cell>
          <table:table-cell office:value-type="string">
            <text:p><text:s/></text:p>
          </table:table-cell>
          <table:table-cell table:number-columns-repeated="25"/>
        </table:table-row>
        <table:table-row table:style-name="ro2">
          <table:table-cell office:value-type="float" office:value="8388608">
            <text:p>8388608</text:p>
          </table:table-cell>
          <table:table-cell office:value-type="float" office:value="1.91855">
            <text:p>1.91855</text:p>
          </table:table-cell>
          <table:table-cell office:value-type="float" office:value="0.459572">
            <text:p>0.459572</text:p>
          </table:table-cell>
          <table:table-cell office:value-type="float" office:value="1801960">
            <text:p>1801960</text:p>
          </table:table-cell>
          <table:table-cell office:value-type="float" office:value="312287">
            <text:p>312287</text:p>
          </table:table-cell>
          <table:table-cell office:value-type="string">
            <text:p><text:s/></text:p>
          </table:table-cell>
          <table:table-cell table:number-columns-repeated="25"/>
        </table:table-row>
        <table:table-row table:style-name="ro2">
          <table:table-cell office:value-type="float" office:value="8388608">
            <text:p>8388608</text:p>
          </table:table-cell>
          <table:table-cell office:value-type="float" office:value="1.77157">
            <text:p>1.77157</text:p>
          </table:table-cell>
          <table:table-cell office:value-type="float" office:value="0.454041">
            <text:p>0.454041</text:p>
          </table:table-cell>
          <table:table-cell office:value-type="float" office:value="1907350">
            <text:p>1907350</text:p>
          </table:table-cell>
          <table:table-cell office:value-type="float" office:value="312460">
            <text:p>312460</text:p>
          </table:table-cell>
          <table:table-cell office:value-type="string">
            <text:p><text:s/></text:p>
          </table:table-cell>
          <table:table-cell table:number-columns-repeated="25"/>
        </table:table-row>
        <table:table-row table:style-name="ro2">
          <table:table-cell office:value-type="float" office:value="16777216">
            <text:p>16777216</text:p>
          </table:table-cell>
          <table:table-cell office:value-type="float" office:value="4.08439">
            <text:p>4.08439</text:p>
          </table:table-cell>
          <table:table-cell office:value-type="float" office:value="0.932942">
            <text:p>0.932942</text:p>
          </table:table-cell>
          <table:table-cell office:value-type="float" office:value="3756580">
            <text:p>3756580</text:p>
          </table:table-cell>
          <table:table-cell office:value-type="float" office:value="254375">
            <text:p>254375</text:p>
          </table:table-cell>
          <table:table-cell office:value-type="string">
            <text:p><text:s/></text:p>
          </table:table-cell>
          <table:table-cell table:number-columns-repeated="25"/>
        </table:table-row>
        <table:table-row table:style-name="ro2">
          <table:table-cell office:value-type="float" office:value="16777216">
            <text:p>16777216</text:p>
          </table:table-cell>
          <table:table-cell office:value-type="float" office:value="4.13678">
            <text:p>4.13678</text:p>
          </table:table-cell>
          <table:table-cell office:value-type="float" office:value="0.937543">
            <text:p>0.937543</text:p>
          </table:table-cell>
          <table:table-cell office:value-type="float" office:value="3649000">
            <text:p>3649000</text:p>
          </table:table-cell>
          <table:table-cell office:value-type="float" office:value="254415">
            <text:p>254415</text:p>
          </table:table-cell>
          <table:table-cell office:value-type="string">
            <text:p><text:s/></text:p>
          </table:table-cell>
          <table:table-cell table:number-columns-repeated="25"/>
        </table:table-row>
        <table:table-row table:style-name="ro2">
          <table:table-cell office:value-type="float" office:value="16777216">
            <text:p>16777216</text:p>
          </table:table-cell>
          <table:table-cell office:value-type="float" office:value="4.0321">
            <text:p>4.0321</text:p>
          </table:table-cell>
          <table:table-cell office:value-type="float" office:value="0.932107">
            <text:p>0.932107</text:p>
          </table:table-cell>
          <table:table-cell office:value-type="float" office:value="3470510">
            <text:p>3470510</text:p>
          </table:table-cell>
          <table:table-cell office:value-type="float" office:value="252319">
            <text:p>252319</text:p>
          </table:table-cell>
          <table:table-cell office:value-type="string">
            <text:p><text:s/></text:p>
          </table:table-cell>
          <table:table-cell table:number-columns-repeated="25"/>
        </table:table-row>
        <table:table-row table:style-name="ro2">
          <table:table-cell office:value-type="float" office:value="16777216">
            <text:p>16777216</text:p>
          </table:table-cell>
          <table:table-cell office:value-type="float" office:value="4.08744">
            <text:p>4.08744</text:p>
          </table:table-cell>
          <table:table-cell office:value-type="float" office:value="0.933208">
            <text:p>0.933208</text:p>
          </table:table-cell>
          <table:table-cell office:value-type="float" office:value="3757380">
            <text:p>3757380</text:p>
          </table:table-cell>
          <table:table-cell office:value-type="float" office:value="254352">
            <text:p>254352</text:p>
          </table:table-cell>
          <table:table-cell office:value-type="string">
            <text:p><text:s/></text:p>
          </table:table-cell>
          <table:table-cell table:number-columns-repeated="25"/>
        </table:table-row>
        <table:table-row table:style-name="ro2">
          <table:table-cell office:value-type="float" office:value="16777216">
            <text:p>16777216</text:p>
          </table:table-cell>
          <table:table-cell office:value-type="float" office:value="4.53152">
            <text:p>4.53152</text:p>
          </table:table-cell>
          <table:table-cell office:value-type="float" office:value="0.932929">
            <text:p>0.932929</text:p>
          </table:table-cell>
          <table:table-cell office:value-type="float" office:value="3436250">
            <text:p>3436250</text:p>
          </table:table-cell>
          <table:table-cell office:value-type="float" office:value="254734">
            <text:p>254734</text:p>
          </table:table-cell>
          <table:table-cell office:value-type="string">
            <text:p><text:s/></text:p>
          </table:table-cell>
          <table:table-cell table:number-columns-repeated="25"/>
        </table:table-row>
        <table:table-row table:style-name="ro2">
          <table:table-cell office:value-type="float" office:value="33554432">
            <text:p>33554432</text:p>
          </table:table-cell>
          <table:table-cell office:value-type="float" office:value="8.88263">
            <text:p>8.88263</text:p>
          </table:table-cell>
          <table:table-cell office:value-type="float" office:value="1.86808">
            <text:p>1.86808</text:p>
          </table:table-cell>
          <table:table-cell office:value-type="float" office:value="6598000">
            <text:p>6598000</text:p>
          </table:table-cell>
          <table:table-cell office:value-type="float" office:value="516079">
            <text:p>516079</text:p>
          </table:table-cell>
          <table:table-cell office:value-type="string">
            <text:p><text:s/></text:p>
          </table:table-cell>
          <table:table-cell table:number-columns-repeated="25"/>
        </table:table-row>
        <table:table-row table:style-name="ro2">
          <table:table-cell office:value-type="float" office:value="33554432">
            <text:p>33554432</text:p>
          </table:table-cell>
          <table:table-cell office:value-type="float" office:value="8.67122">
            <text:p>8.67122</text:p>
          </table:table-cell>
          <table:table-cell office:value-type="float" office:value="1.86936">
            <text:p>1.86936</text:p>
          </table:table-cell>
          <table:table-cell office:value-type="float" office:value="6500140">
            <text:p>6500140</text:p>
          </table:table-cell>
          <table:table-cell office:value-type="float" office:value="518342">
            <text:p>518342</text:p>
          </table:table-cell>
          <table:table-cell office:value-type="string">
            <text:p><text:s/></text:p>
          </table:table-cell>
          <table:table-cell table:number-columns-repeated="25"/>
        </table:table-row>
        <table:table-row table:style-name="ro2">
          <table:table-cell office:value-type="float" office:value="33554432">
            <text:p>33554432</text:p>
          </table:table-cell>
          <table:table-cell office:value-type="float" office:value="8.8972">
            <text:p>8.8972</text:p>
          </table:table-cell>
          <table:table-cell office:value-type="float" office:value="1.87695">
            <text:p>1.87695</text:p>
          </table:table-cell>
          <table:table-cell office:value-type="float" office:value="6624920">
            <text:p>6624920</text:p>
          </table:table-cell>
          <table:table-cell office:value-type="float" office:value="494586">
            <text:p>494586</text:p>
          </table:table-cell>
          <table:table-cell office:value-type="string">
            <text:p><text:s/></text:p>
          </table:table-cell>
          <table:table-cell table:number-columns-repeated="25"/>
        </table:table-row>
        <table:table-row table:style-name="ro2">
          <table:table-cell office:value-type="float" office:value="33554432">
            <text:p>33554432</text:p>
          </table:table-cell>
          <table:table-cell office:value-type="float" office:value="9.9218">
            <text:p>9.9218</text:p>
          </table:table-cell>
          <table:table-cell office:value-type="float" office:value="1.86554">
            <text:p>1.86554</text:p>
          </table:table-cell>
          <table:table-cell office:value-type="float" office:value="6406140">
            <text:p>6406140</text:p>
          </table:table-cell>
          <table:table-cell office:value-type="float" office:value="493721">
            <text:p>493721</text:p>
          </table:table-cell>
          <table:table-cell office:value-type="string">
            <text:p><text:s/></text:p>
          </table:table-cell>
          <table:table-cell table:number-columns-repeated="25"/>
        </table:table-row>
        <table:table-row table:style-name="ro2">
          <table:table-cell office:value-type="float" office:value="33554432">
            <text:p>33554432</text:p>
          </table:table-cell>
          <table:table-cell office:value-type="float" office:value="9.61404">
            <text:p>9.61404</text:p>
          </table:table-cell>
          <table:table-cell office:value-type="float" office:value="1.88404">
            <text:p>1.88404</text:p>
          </table:table-cell>
          <table:table-cell office:value-type="float" office:value="6449410">
            <text:p>6449410</text:p>
          </table:table-cell>
          <table:table-cell office:value-type="float" office:value="524219">
            <text:p>524219</text:p>
          </table:table-cell>
          <table:table-cell office:value-type="string">
            <text:p><text:s/></text:p>
          </table:table-cell>
          <table:table-cell table:number-columns-repeated="25"/>
        </table:table-row>
        <table:table-row table:style-name="ro2" table:number-rows-repeated="1048474">
          <table:table-cell table:number-columns-repeated="31"/>
        </table:table-row>
        <table:table-row table:style-name="ro2">
          <table:table-cell table:number-columns-repeated="3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3">00/00/0000</text:date>, <text:time style:data-style-name="N2" text:time-value="0000-00-00T16:32: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2-03T16:38:37</dc:date>
    <dc:creator>mind </dc:creator>
    <meta:generator>LibreOffice/4.0.2.2$Linux_X86_64 LibreOffice_project/400m0$Build-2</meta:generator>
    <meta:editing-duration>PT3M38S</meta:editing-duration>
    <meta:editing-cycles>3</meta:editing-cycles>
    <meta:document-statistic meta:table-count="1" meta:cell-count="931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264cm" svg:height="11.301cm" xlink:href=".." xlink:type="simple" chart:class="chart:line" chart:style-name="ch1">
        <chart:title svg:x="6.776cm" svg:y="0.361cm" chart:style-name="ch2">
          <text:p>Red Black Trees - Predecessor</text:p>
        </chart:title>
        <chart:subtitle svg:x="7.522cm" svg:y="1.388cm" chart:style-name="ch3">
          <text:p>measured vs asymptotic time</text:p>
        </chart:subtitle>
        <chart:legend chart:legend-position="end" svg:x="18.632cm" svg:y="5.353cm" style:legend-expansion="high" chart:style-name="ch4"/>
        <chart:plot-area chart:style-name="ch5" table:cell-range-address="Sheet1.L3:Sheet1.L22 Sheet1.V2:Sheet1.V22" chart:data-source-has-labels="both" svg:x="1.522cm" svg:y="3.017cm" svg:width="16.385cm" svg:height="5.44cm">
          <chartooo:coordinate-region svg:x="3.711cm" svg:y="3.214cm" svg:width="13.461cm" svg:height="4.206cm"/>
          <chart:axis chart:dimension="x" chart:name="primary-x" chart:style-name="ch6" chartooo:axis-type="auto">
            <chartooo:date-scale/>
            <chart:title svg:x="9.002cm" svg:y="8.684cm" chart:style-name="ch7">
              <text:p>elements</text:p>
            </chart:title>
            <chart:categories table:cell-range-address="Sheet1.L3:Sheet1.L22"/>
          </chart:axis>
          <chart:axis chart:dimension="y" chart:name="primary-y" chart:style-name="ch6">
            <chart:grid chart:style-name="ch8" chart:class="major"/>
          </chart:axis>
          <chart:series chart:style-name="ch9" chart:values-cell-range-address="Sheet1.V3:Sheet1.V22" chart:label-cell-address="Sheet1.V2:Sheet1.V2" chart:class="chart:line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b</text:p>
                <draw:g>
                  <svg:desc>Sheet1.V2:Sheet1.V2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0</text:p>
                <draw:g>
                  <svg:desc>Sheet1.L3:Sheet1.L22</svg:desc>
                </draw:g>
              </table:table-cell>
              <table:table-cell office:value-type="float" office:value="0.0000000144307291666667">
                <text:p>0.0000000144307291666667</text:p>
                <draw:g>
                  <svg:desc>Sheet1.V3:Sheet1.V22</svg:desc>
                </draw:g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0000000135033482142857">
                <text:p>0.0000000135033482142857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0.00000001436533203125">
                <text:p>0.00000001436533203125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0.00000000531671006944444">
                <text:p>0.00000000531671006944444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0.00000000444876953125">
                <text:p>0.00000000444876953125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0.00000000432464488636364">
                <text:p>0.00000000432464488636364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0.00000000377113850911458">
                <text:p>0.00000000377113850911458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0.00000000406746544471154">
                <text:p>0.00000000406746544471154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0.00000000363641967773438">
                <text:p>0.00000000363641967773438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0.00000000379822591145833">
                <text:p>0.00000000379822591145833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0.00000000466837310791016">
                <text:p>0.00000000466837310791016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0.00000000549458223230698">
                <text:p>0.00000000549458223230698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0.00000000632475958930121">
                <text:p>0.00000000632475958930121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0.00000000671632666336863">
                <text:p>0.00000000671632666336863</text:p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0.00000000691606521606445">
                <text:p>0.00000000691606521606445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0.0000000080054691859654">
                <text:p>0.0000000080054691859654</text:p>
              </table:table-cell>
            </table:table-row>
            <table:table-row>
              <table:table-cell office:value-type="float" office:value="4194304">
                <text:p>4194300</text:p>
              </table:table-cell>
              <table:table-cell office:value-type="float" office:value="0.0000000080146464434537">
                <text:p>0.0000000080146464434537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0.0000000098692334216574">
                <text:p>0.0000000098692334216574</text:p>
              </table:table-cell>
            </table:table-row>
            <table:table-row>
              <table:table-cell office:value-type="float" office:value="16777216">
                <text:p>16777220</text:p>
              </table:table-cell>
              <table:table-cell office:value-type="float" office:value="0.0000000103673487901688">
                <text:p>0.0000000103673487901688</text:p>
              </table:table-cell>
            </table:table-row>
            <table:table-row>
              <table:table-cell office:value-type="float" office:value="33554432">
                <text:p>33554430</text:p>
              </table:table-cell>
              <table:table-cell office:value-type="float" office:value="0.0000000109641289710999">
                <text:p>0.00000001096412897109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066cm" svg:height="9.433cm" xlink:href=".." xlink:type="simple" chart:class="chart:line" chart:style-name="ch1">
        <chart:title svg:x="7.048cm" svg:y="0.323cm" chart:style-name="ch2">
          <text:p>Van Emde Boas Trees - Predecessor</text:p>
        </chart:title>
        <chart:subtitle svg:x="8.004cm" svg:y="1.312cm" chart:style-name="ch3">
          <text:p>measured time vs asymptotic time</text:p>
        </chart:subtitle>
        <chart:legend chart:legend-position="end" svg:x="20.172cm" svg:y="4.419cm" style:legend-expansion="high" chart:style-name="ch4"/>
        <chart:plot-area chart:style-name="ch5" table:cell-range-address="Sheet1.L3:Sheet1.L22 Sheet1.W2:Sheet1.W22" chart:data-source-has-labels="both" svg:x="0.891cm" svg:y="2.367cm" svg:width="18.399cm" svg:height="5.9cm">
          <chartooo:coordinate-region svg:x="3.08cm" svg:y="2.565cm" svg:width="15.475cm" svg:height="4.665cm"/>
          <chart:axis chart:dimension="x" chart:name="primary-x" chart:style-name="ch6" chartooo:axis-type="auto">
            <chartooo:date-scale/>
            <chart:title svg:x="9.378cm" svg:y="8.456cm" chart:style-name="ch7">
              <text:p>elements</text:p>
            </chart:title>
            <chart:categories table:cell-range-address="Sheet1.L3:Sheet1.L22"/>
          </chart:axis>
          <chart:axis chart:dimension="y" chart:name="primary-y" chart:style-name="ch6">
            <chart:grid chart:style-name="ch8" chart:class="major"/>
          </chart:axis>
          <chart:series chart:style-name="ch9" chart:values-cell-range-address="Sheet1.W3:Sheet1.W22" chart:label-cell-address="Sheet1.W2:Sheet1.W2" chart:class="chart:line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b</text:p>
                <draw:g>
                  <svg:desc>Sheet1.W2:Sheet1.W2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0</text:p>
                <draw:g>
                  <svg:desc>Sheet1.L3:Sheet1.L22</svg:desc>
                </draw:g>
              </table:table-cell>
              <table:table-cell office:value-type="float" office:value="0.0000000213035005283972">
                <text:p>0.0000000213035005283972</text:p>
                <draw:g>
                  <svg:desc>Sheet1.W3:Sheet1.W22</svg:desc>
                </draw:g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0000000189479960592274">
                <text:p>0.0000000189479960592274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0.0000000299630208333333">
                <text:p>0.0000000299630208333333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0.0000000116984481046483">
                <text:p>0.0000000116984481046483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0.00000000976189712306207">
                <text:p>0.00000000976189712306207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0.00000000923666567337348">
                <text:p>0.00000000923666567337348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0.00000000946155948093648">
                <text:p>0.00000000946155948093648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0.00000000965113739682215">
                <text:p>0.00000000965113739682215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0.00000000946975332012848">
                <text:p>0.00000000946975332012848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0.0000000093885540977695">
                <text:p>0.0000000093885540977695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0.0000000138066177368164">
                <text:p>0.0000000138066177368164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0.0000000138632519840636">
                <text:p>0.0000000138632519840636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0.0000000130683267065699">
                <text:p>0.0000000130683267065699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0.0000000129556980807316">
                <text:p>0.0000000129556980807316</text:p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0.0000000124856712738347">
                <text:p>0.0000000124856712738347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0.0000000125188934320153">
                <text:p>0.0000000125188934320153</text:p>
              </table:table-cell>
            </table:table-row>
            <table:table-row>
              <table:table-cell office:value-type="float" office:value="4194304">
                <text:p>4194300</text:p>
              </table:table-cell>
              <table:table-cell office:value-type="float" office:value="0.0000000123992072769635">
                <text:p>0.0000000123992072769635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0.0000000120120365564948">
                <text:p>0.0000000120120365564948</text:p>
              </table:table-cell>
            </table:table-row>
            <table:table-row>
              <table:table-cell office:value-type="float" office:value="16777216">
                <text:p>16777220</text:p>
              </table:table-cell>
              <table:table-cell office:value-type="float" office:value="0.0000000121387223364987">
                <text:p>0.0000000121387223364987</text:p>
              </table:table-cell>
            </table:table-row>
            <table:table-row>
              <table:table-cell office:value-type="float" office:value="33554432">
                <text:p>33554430</text:p>
              </table:table-cell>
              <table:table-cell office:value-type="float" office:value="0.0000000120188068434671">
                <text:p>0.000000012018806843467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427cm" svg:height="12.739cm" xlink:href=".." xlink:type="simple" chart:class="chart:line" chart:style-name="ch1">
        <chart:title svg:x="5.144cm" svg:y="0.389cm" chart:style-name="ch2">
          <text:p>Measured running time over asymptotic running time</text:p>
        </chart:title>
        <chart:subtitle svg:x="7.527cm" svg:y="1.444cm" chart:style-name="ch3">
          <text:p>adapted by number of cache misses</text:p>
        </chart:subtitle>
        <chart:legend chart:legend-position="end" svg:x="19.533cm" svg:y="5.825cm" style:legend-expansion="high" chart:style-name="ch4"/>
        <chart:plot-area chart:style-name="ch5" table:cell-range-address="Sheet1.L2:Sheet1.L22 Sheet1.AD2:Sheet1.AE22" chart:data-source-has-labels="both" svg:x="1.436cm" svg:y="2.631cm" svg:width="17.241cm" svg:height="8.876cm">
          <chartooo:coordinate-region svg:x="3.625cm" svg:y="2.829cm" svg:width="14.317cm" svg:height="7.641cm"/>
          <chart:axis chart:dimension="x" chart:name="primary-x" chart:style-name="ch6" chartooo:axis-type="auto">
            <chartooo:date-scale/>
            <chart:title svg:x="9.344cm" svg:y="11.762cm" chart:style-name="ch7">
              <text:p>elements</text:p>
            </chart:title>
            <chart:categories table:cell-range-address="Sheet1.L3:Sheet1.L22"/>
          </chart:axis>
          <chart:axis chart:dimension="y" chart:name="primary-y" chart:style-name="ch6">
            <chart:title svg:x="0.451cm" svg:y="7.519cm" chart:style-name="ch8">
              <text:p>factor</text:p>
            </chart:title>
            <chart:grid chart:style-name="ch9" chart:class="major"/>
          </chart:axis>
          <chart:series chart:style-name="ch10" chart:values-cell-range-address="Sheet1.AD3:Sheet1.AD22" chart:label-cell-address="Sheet1.AD2:Sheet1.AD2" chart:class="chart:line">
            <chart:data-point chart:repeated="20"/>
          </chart:series>
          <chart:series chart:style-name="ch11" chart:values-cell-range-address="Sheet1.AE3:Sheet1.AE22" chart:label-cell-address="Sheet1.AE2:Sheet1.AE2" chart:class="chart:line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b</text:p>
                <draw:g>
                  <svg:desc>Sheet1.AD2:Sheet1.AD2</svg:desc>
                </draw:g>
              </table:table-cell>
              <table:table-cell office:value-type="string">
                <text:p>veb</text:p>
                <draw:g>
                  <svg:desc>Sheet1.AE2:Sheet1.AE2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0</text:p>
                <draw:g>
                  <svg:desc>Sheet1.L3:Sheet1.L22</svg:desc>
                </draw:g>
              </table:table-cell>
              <table:table-cell office:value-type="float" office:value="0.0000000144307291666667">
                <text:p>0.0000000144307291666667</text:p>
                <draw:g>
                  <svg:desc>Sheet1.AD3:Sheet1.AD22</svg:desc>
                </draw:g>
              </table:table-cell>
              <table:table-cell office:value-type="float" office:value="0.0000000212777775035254">
                <text:p>0.0000000212777775035254</text:p>
                <draw:g>
                  <svg:desc>Sheet1.AE3:Sheet1.AE22</svg:desc>
                </draw:g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0000000135033482142857">
                <text:p>0.0000000135033482142857</text:p>
              </table:table-cell>
              <table:table-cell office:value-type="float" office:value="0.0000000189479960592274">
                <text:p>0.0000000189479960592274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0.00000001436533203125">
                <text:p>0.00000001436533203125</text:p>
              </table:table-cell>
              <table:table-cell office:value-type="float" office:value="0.0000000299630208333333">
                <text:p>0.0000000299630208333333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0.00000000531671006944444">
                <text:p>0.00000000531671006944444</text:p>
              </table:table-cell>
              <table:table-cell office:value-type="float" office:value="0.0000000116984481046483">
                <text:p>0.0000000116984481046483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0.00000000444876953125">
                <text:p>0.00000000444876953125</text:p>
              </table:table-cell>
              <table:table-cell office:value-type="float" office:value="0.00000000976189712306207">
                <text:p>0.00000000976189712306207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0.0000000043242993723868">
                <text:p>0.0000000043242993723868</text:p>
              </table:table-cell>
              <table:table-cell office:value-type="float" office:value="0.00000000923588351446801">
                <text:p>0.00000000923588351446801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0.00000000377113850911458">
                <text:p>0.00000000377113850911458</text:p>
              </table:table-cell>
              <table:table-cell office:value-type="float" office:value="0.00000000946155948093648">
                <text:p>0.00000000946155948093648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0.00000000406746544471154">
                <text:p>0.00000000406746544471154</text:p>
              </table:table-cell>
              <table:table-cell office:value-type="float" office:value="0.00000000965113739682215">
                <text:p>0.00000000965113739682215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0.00000000363641333633277">
                <text:p>0.00000000363641333633277</text:p>
              </table:table-cell>
              <table:table-cell office:value-type="float" office:value="0.00000000946972295857658">
                <text:p>0.00000000946972295857658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0.0000000037973235526714">
                <text:p>0.0000000037973235526714</text:p>
              </table:table-cell>
              <table:table-cell office:value-type="float" office:value="0.00000000938581213044965">
                <text:p>0.00000000938581213044965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0.00000000463974813590925">
                <text:p>0.00000000463974813590925</text:p>
              </table:table-cell>
              <table:table-cell office:value-type="float" office:value="0.0000000137073930774545">
                <text:p>0.0000000137073930774545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0.0000000054316188399424">
                <text:p>0.0000000054316188399424</text:p>
              </table:table-cell>
              <table:table-cell office:value-type="float" office:value="0.0000000137330353377564">
                <text:p>0.0000000137330353377564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0.00000000625478294318992">
                <text:p>0.00000000625478294318992</text:p>
              </table:table-cell>
              <table:table-cell office:value-type="float" office:value="0.0000000129662663061519">
                <text:p>0.0000000129662663061519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0.00000000664083855305523">
                <text:p>0.00000000664083855305523</text:p>
              </table:table-cell>
              <table:table-cell office:value-type="float" office:value="0.000000012859438964913">
                <text:p>0.000000012859438964913</text:p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0.00000000684086912606365">
                <text:p>0.00000000684086912606365</text:p>
              </table:table-cell>
              <table:table-cell office:value-type="float" office:value="0.0000000124064326319291">
                <text:p>0.0000000124064326319291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0.00000000792044619252213">
                <text:p>0.00000000792044619252213</text:p>
              </table:table-cell>
              <table:table-cell office:value-type="float" office:value="0.0000000124321119912239">
                <text:p>0.0000000124321119912239</text:p>
              </table:table-cell>
            </table:table-row>
            <table:table-row>
              <table:table-cell office:value-type="float" office:value="4194304">
                <text:p>4194300</text:p>
              </table:table-cell>
              <table:table-cell office:value-type="float" office:value="0.00000000793527614564415">
                <text:p>0.00000000793527614564415</text:p>
              </table:table-cell>
              <table:table-cell office:value-type="float" office:value="0.000000012293600372872">
                <text:p>0.000000012293600372872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0.00000000977548064777746">
                <text:p>0.00000000977548064777746</text:p>
              </table:table-cell>
              <table:table-cell office:value-type="float" office:value="0.0000000119133241251001">
                <text:p>0.0000000119133241251001</text:p>
              </table:table-cell>
            </table:table-row>
            <table:table-row>
              <table:table-cell office:value-type="float" office:value="16777216">
                <text:p>16777220</text:p>
              </table:table-cell>
              <table:table-cell office:value-type="float" office:value="0.0000000102751261726496">
                <text:p>0.0000000102751261726496</text:p>
              </table:table-cell>
              <table:table-cell office:value-type="float" office:value="0.0000000120987659884651">
                <text:p>0.0000000120987659884651</text:p>
              </table:table-cell>
            </table:table-row>
            <table:table-row>
              <table:table-cell office:value-type="float" office:value="33554432">
                <text:p>33554430</text:p>
              </table:table-cell>
              <table:table-cell office:value-type="float" office:value="0.0000000108796231745835">
                <text:p>0.0000000108796231745835</text:p>
              </table:table-cell>
              <table:table-cell office:value-type="float" office:value="0.0000000119796448138552">
                <text:p>0.000000011979644813855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